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3"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6"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6"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1"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6"><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30254904289680"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6">You want to be exactly like Raye... ouch...</text:p>
        </text:list-item>
      </text:list>
      <text:p text:style-name="P28">From http://www.geocities.com/Tokyo/Towers/2374/index.html (SMPSYCHO)</text:p>
      <text:list xml:id="list130254308089423"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30254432045752"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30256013341327"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7">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30254573132757"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7">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2"><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7"><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2"><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2"><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2"><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2"><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7">You're talking about the Italian eatery East Side Mario's, and it occurs to you that its abbreviation (ESM) also stands for Eternal Sailor Moon.</text:p>
        </text:list-item>
      </text:list>
      <text:p text:style-name="P35">---While on your vacation at Universal Studios...---</text:p>
      <text:list xml:id="list130254495444282"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4"/>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30254821553754" text:continue-numbering="true" text:style-name="WW8Num23">
        <text:list-header>
          <text:p text:style-name="P139"><text:line-break/>---During the Olympics...---</text:p>
        </text:list-header>
        <text:list-item>
          <text:p text:style-name="P138">You keep looking for a blonde girl with really long pigtails on the Japanese discus team.</text:p>
        </text:list-item>
      </text:list>
      <text:p text:style-name="P32">---At the CNE (Canadian National Exhibition)...---</text:p>
      <text:list xml:id="list130255879908956"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30254244393864"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30255711994132"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30254834650445"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2"><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2"><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2"><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2"><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7">You hear the voices of the Senshi in your head, and conclude that they must be your Goddesses. You then start your own religion. (Senshiism)</text:p>
        </text:list-item>
      </text:list>
      <text:p text:style-name="P31"><text:soft-page-break/>---During the Olympics...---</text:p>
      <text:list xml:id="list130254502655100"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30255247702823"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0">You paint your nails just so you can say your favorite Sailor Scouts transformation line. The above are thanks to Princess Serena.</text:p>
        </text:list-item>
      </text:list>
      <text:p text:style-name="P29">From http://lavender.fortunecity.com/mockingbird/76/smpage.html</text:p>
      <text:list xml:id="list130256173784728"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0">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30255807234168"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0">Your little brother is now obsessed with Sailormoon because you sang the theme song so much.</text:p>
        </text:list-item>
      </text:list>
      <text:p text:style-name="P29">From http://www.sailorscout.netfirms.com/welcome_to_the_greatest_sailor_s.htm</text:p>
      <text:list xml:id="list130254891024214"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0">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30255854434474"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0">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30254595892370"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0">*You watch Japanese episodes without subtitles, but you don't care! </text:p>
        </text:list-item>
      </text:list>
      <text:p text:style-name="P29"><text:soft-page-break/>From http://blackmercury.tripod.com/nsm/ykywtmsmw.htm (Nyanko's Sailor Moon)</text:p>
      <text:list xml:id="list130255765202641"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0">You weigh 400 pounds, yet you insist on cosplaying as Sailor Starfighter</text:p>
        </text:list-item>
      </text:list>
      <text:p text:style-name="P29">From http://www.angelfire.com/sd/sailormoon11/YKYWSMTMW.html</text:p>
      <text:list xml:id="list130256094512349"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0">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30255732006063"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0">And you actually believe you SEE Sailor Moon.</text:p>
        </text:list-item>
      </text:list>
      <text:p text:style-name="P29">From http://membre.megaquebec.net/youma/youknow.html (Scary Sailor Moon site)</text:p>
      <text:p text:style-name="P31">8^) ~= lived by the author or friends</text:p>
      <text:list xml:id="list130256224809162"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1">At the pool you receive complements about your great swimming, but you know you'll never swim as good as Ami!</text:p>
        </text:list-item>
      </text:list>
      <text:p text:style-name="P30">Part by Youma Doom</text:p>
      <text:list xml:id="list130254462504820"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30255611496196"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30255910702562"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30254687475010"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0">You are already in a mental hospital.</text:p>
        </text:list-item>
      </text:list>
      <text:p text:style-name="P31"><text:soft-page-break/>By Anonymous:</text:p>
      <text:list xml:id="list130254295251606" text:continue-numbering="true" text:style-name="WW8Num23">
        <text:list-item>
          <text:p text:style-name="P101">Your neighborhood doesn't even know Sailormoon but they could recite every episode by heart.</text:p>
        </text:list-item>
        <text:list-item>
          <text:p text:style-name="P140">If you stop watching Sailormoon people think you are possessed by a youma.</text:p>
        </text:list-item>
      </text:list>
      <text:p text:style-name="P31">By Sailor Frog &lt;sailor.frog@caramail.com&gt;</text:p>
      <text:list xml:id="list130254459798541"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0">You try creating a Sailormoon RPG with RPG Maker 2000 but you can't find Sailormoon (me)</text:p>
        </text:list-item>
      </text:list>
      <text:p text:style-name="P29">From http://www.galaxycauldron.com/active/yky/</text:p>
      <text:list xml:id="list130255658184014"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0">You go around gloating that you were able to find out that little fact... </text:p>
        </text:list-item>
      </text:list>
      <text:p text:style-name="P31">---angels95</text:p>
      <text:list xml:id="list130254211249384"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0"><text:soft-page-break/>You've created your own personal senshi costume and practice your speech every day in front of the mirror.</text:p>
        </text:list-item>
      </text:list>
      <text:p text:style-name="P31">---Moose-chan </text:p>
      <text:list xml:id="list130255046710755"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0">You also force your little sister to wear pink odangos and red contacts. </text:p>
        </text:list-item>
      </text:list>
      <text:p text:style-name="P31">---Moontears </text:p>
      <text:list xml:id="list130255525999524"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0">For creative writing assignments you hand in Sailor Moon fanfics that you wrote.</text:p>
        </text:list-item>
      </text:list>
      <text:p text:style-name="P31">---Hoshi-hei </text:p>
      <text:list xml:id="list130254979201501"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0">You are easily amused by simplest things like ykywtmsmw lists and Tuxedo Mask's big hat. </text:p>
        </text:list-item>
      </text:list>
      <text:p text:style-name="P30">---xx Sgt. Pepper xx </text:p>
      <text:list xml:id="list130255254710794"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0">After watching a few episodes, you look in the mirror and are disappointed to find that your eyes aren't 1/3 the size of your entire face. </text:p>
        </text:list-item>
      </text:list>
      <text:p text:style-name="P31">---PrincessVenus37 </text:p>
      <text:list xml:id="list130254552886005"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0">When you think that the weather is abnormal you go to the circus to see if you can find the Amazoness Quartet. (Eternal Sailor Moon)</text:p>
        </text:list-item>
      </text:list>
      <text:p text:style-name="P29"><text:soft-page-break/>From http://smoonmania.no-ip.org/ykywtmsmw.htm</text:p>
      <text:list xml:id="list130255130888949"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0">You want to paint Sailor moon Characters and stuff onto your walls. (very experienced people)</text:p>
        </text:list-item>
      </text:list>
      <text:p text:style-name="P29">From http://lunarfigures.homestead.com/humor1.html</text:p>
      <text:p text:style-name="P31">You're obsessed with Sailor Moon if:</text:p>
      <text:list xml:id="list130254449071508"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0">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30255380065156"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0">While you are blowing bubbles you frequently say, "Mercury Bubble Blast." (Shabon Spray)</text:p>
        </text:list-item>
      </text:list>
      <text:p text:style-name="P31">You're obsessed with Sailor Mars if:</text:p>
      <text:list xml:id="list130255384900962"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0">When you fall asleep in class, you report to your teacher that you were in a trance and the great fire's spirit told you everything the teacher has covered.</text:p>
        </text:list-item>
      </text:list>
      <text:p text:style-name="P31">You're obsessed with Sailor Venus if:</text:p>
      <text:list xml:id="list130255109936115"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0">You gathered a length of rope, taped small, orange paper hearts on it, and began to lasso things with it.</text:p>
        </text:list-item>
      </text:list>
      <text:p text:style-name="P31">You're obsessed with Sailor Jupiter if:</text:p>
      <text:list xml:id="list130255103722942"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0">When there's a really bad storm and your mother tells you to come into the basement, you look at her like she's crazy.</text:p>
        </text:list-item>
      </text:list>
      <text:p text:style-name="P31">You're obsessed with Sailor Saturn if:</text:p>
      <text:list xml:id="list130255918010136"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0">You feel a strange connection with glasses wearing people that sit in the dark all the time.</text:p>
        </text:list-item>
      </text:list>
      <text:p text:style-name="P31">You're obsessed with Sailor Neptune if:</text:p>
      <text:list xml:id="list130255411410775"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0">You always hated classical music, because it gave you a headache. Now, you've decided to take up playing the violin.</text:p>
        </text:list-item>
      </text:list>
      <text:p text:style-name="P31">You're obsessed with Sailor Uranus if:</text:p>
      <text:list xml:id="list130255537856716"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0">At your fencing lessons you yell "URANUS SPACE SWORD BLASTER!" before attacking.</text:p>
        </text:list-item>
      </text:list>
      <text:p text:style-name="P31">You're obsessed with Sailor Pluto if:</text:p>
      <text:list xml:id="list130254291709204"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0">You have begun to collect clocks.</text:p>
        </text:list-item>
      </text:list>
      <text:p text:style-name="P15">From http://sailormoonmeatballmadness.tuxedomask.com/ykywtmsmw/ykyw.html</text:p>
      <text:p text:style-name="P13">(Michiru and ChibiBunny)</text:p>
      <text:p text:style-name="P13"/>
      <text:list xml:id="list130255664848086"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0">*a*b-The only reason you eat Cosmic Brownies cause it has cosmic in it</text:p>
        </text:list-item>
      </text:list>
      <text:p text:style-name="P29">From http://ae-creations.com/wishingmoon (Wishing Moon)</text:p>
      <text:list xml:id="list130254361726682"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0">Jessica - When you spend every waking hour doing something Sailor Moon related!</text:p>
        </text:list-item>
      </text:list>
      <text:p text:style-name="P29">From http://www.angelfire.com/ok4/hawaii22?</text:p>
      <text:list xml:id="list130256173149956"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0">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30255373176959"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0">You only wear clothes like Minako's.</text:p>
        </text:list-item>
      </text:list>
      <text:p text:style-name="P29">From http://www.angelfire.com/anime2/kasanomiko01/YKYWTMSMW.html</text:p>
      <text:list xml:id="list130255561129499"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0">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30255114268019"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0">Your call the solar system the sailor system! </text:p>
        </text:list-item>
      </text:list>
      <text:p text:style-name="P29">From http://www.expage.com/ssykywtmsmw (Sailor Saturn's YKYWTMSMW...)</text:p>
      <text:list xml:id="list130256077474486"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0">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30255969931709"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0">You make your door a sailor moon door (Sailor moon is carved in it).</text:p>
        </text:list-item>
      </text:list>
      <text:p text:style-name="P29">From http://geocities.com/sailormoon185/wykywtmsm.htm</text:p>
      <text:list xml:id="list130254306778124"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0">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30254224814428"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0">You keep an ugly old woman around as a maid and call her your servant.</text:p>
        </text:list-item>
      </text:list>
      <text:p text:style-name="P29">From http://www.galacticparadise.com/smp/ykuw2msmw.html (Serena's Moon Palace)</text:p>
      <text:list xml:id="list130255473623199"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0">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30255416542994"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0">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30254558427316"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0">You make a scrapbook of all your Sailor Moon memories.</text:p>
        </text:list-item>
      </text:list>
      <text:p text:style-name="P29">From http://riyana.tripod.com/index2.htm (s i l v e r - m i k a z u k i)</text:p>
      <text:list xml:id="list130254599644109"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0">It thunders it doesn't bother you. "Oh, it's just Jupiter killing off some youma…" (Umei) </text:p>
        </text:list-item>
      </text:list>
      <text:p text:style-name="P29">From http://sailorcrazy.lucky-stars.ca/ykywtmsmw.htm</text:p>
      <text:list xml:id="list130255726300494"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0">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30255163514403"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0">You want to destroy a toy company, because the Sailor Moon brooch you bought won't turn you into Sailor Moon. </text:p>
        </text:list-item>
      </text:list>
      <text:p text:style-name="P31">The following were submitted by Kaiko ^-^ </text:p>
      <text:list xml:id="list130254446024488"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0">You scream whenever you hear someone sing English sm theme song </text:p>
        </text:list-item>
      </text:list>
      <text:p text:style-name="P31">The following were submitted by Kyle ^^ Whee! </text:p>
      <text:list xml:id="list130255719996630"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0">You stare at people when they have a flower pin on thinking they'll go into a deep sleep sooner or later</text:p>
        </text:list-item>
      </text:list>
      <text:p text:style-name="P29">From http://www.digital-wing.com/neonobility/ (Neo Nobility)</text:p>
      <text:list xml:id="list130255335193924"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0">venus - When you start hanging around Shinto temples too much and annoy the priestess.</text:p>
        </text:list-item>
      </text:list>
      <text:p text:style-name="P29">From http://members.tripod.com/~Sailor_Fu/list2.html</text:p>
      <text:list xml:id="list130255466445919"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0">Your favorite song is "Venus" by Frankie Avalon.</text:p>
        </text:list-item>
      </text:list>
      <text:p text:style-name="P29">From http://heitmat.tripod.com/thekewlsailormoonporch/index.html</text:p>
      <text:p text:style-name="P31">-By Katie (the author)</text:p>
      <text:list xml:id="list130254879979228"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0">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30254961969686"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0">You tend to get week in the knees when you see some guy that's good looking.</text:p>
        </text:list-item>
      </text:list>
      <text:p text:style-name="P29">From http://dark-phoenix.net/darkrealm/index1.html</text:p>
      <text:list xml:id="list130254686891855"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0">You've actually done all of the above. (What kind of insane person are you??!!)</text:p>
        </text:list-item>
      </text:list>
      <text:p text:style-name="P85"/>
      <text:p text:style-name="P29">From http://www.virtualinsanity.net/greatsailormoonsite/ (~^_^~'s Sailor Moon Site)</text:p>
      <text:list xml:id="list130256150761509"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0">You have spent more time watching Sailor Moon in the last week than you have spent at school/work. (From resimars417)</text:p>
        </text:list-item>
      </text:list>
      <text:p text:style-name="P29">From http://sme.burningdevotion.org/ (Sailor Moon Experience)</text:p>
      <text:list xml:id="list130255198515440"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0">You have a set of Glow-in-the-Dark planets on the ceiling above your bed, and you call them your Guardians. *</text:p>
        </text:list-item>
      </text:list>
      <text:p text:style-name="P31">Submitted by other fans:</text:p>
      <text:list xml:id="list130256123087508"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0">Every morning you look out your window just in case Tuxedo Mask dropped by. - abduque@cox.net</text:p>
        </text:list-item>
      </text:list>
      <text:p text:style-name="P29">From http://www.fanfiction.net/s/358947/1/ (Princess BOING Serenity)</text:p>
      <text:list xml:id="list130255762581699"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0">You pretend to faint and act weak, so you can be Hotaru</text:p>
        </text:list-item>
      </text:list>
      <text:p text:style-name="P29"><text:soft-page-break/>From http://www.expage.com/yktwtmjsmw</text:p>
      <text:list xml:id="list130254470522384"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0">You beat someone up Haruka-style for making fun of Sailor Moon. Bonus: The other moonie says 'She beat you Haruka-style' and the class stares at both of you.</text:p>
        </text:list-item>
      </text:list>
      <text:p text:style-name="P29">From http://www.angelfire.com/il2/sailorscully/youknow.html</text:p>
      <text:list xml:id="list130256155163860"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0">You've read an entire tankouban (one volume of the manga) in less than 30 minutes because you couldn't wait to find out what happened next. </text:p>
        </text:list-item>
      </text:list>
      <text:p text:style-name="P29">From http://andy.leuqarte.com/ykyw.htm (SOS-Toronto)</text:p>
      <text:list xml:id="list130254760272542"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0">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30254799258842"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0">You carry around a compact and tell everyone it's ur minicomputer. </text:p>
        </text:list-item>
      </text:list>
      <text:p text:style-name="P31">Sailor Mars when- </text:p>
      <text:list xml:id="list130256153230283"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0">U sit in front of the fire place and yell at neone that bothers u, telling them ur doing a fire reading. </text:p>
        </text:list-item>
      </text:list>
      <text:p text:style-name="P31"><text:soft-page-break/>Sailor Jupiter- </text:p>
      <text:list xml:id="list130255310526172"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0">U start cooking everyone u know tons of food (which they politely accept, then throw out) </text:p>
        </text:list-item>
      </text:list>
      <text:p text:style-name="P31">Sailor Venus- </text:p>
      <text:list xml:id="list130256089110338" text:continue-numbering="true" text:style-name="WW8Num23">
        <text:list-item>
          <text:p text:style-name="P140">U start arguing w/ ur friends that u really r an idol named Sailor V </text:p>
        </text:list-item>
      </text:list>
      <text:p text:style-name="P31">Submitted by: ZEBROWSKI1@email.msn.com. </text:p>
      <text:p text:style-name="P31">You know you're obsessed with Sailor Moon when: </text:p>
      <text:list xml:id="list130254724506785"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0">You round up four of your friends and claim they are your planetary bodyguards </text:p>
        </text:list-item>
      </text:list>
      <text:p text:style-name="P31">You know you're obsessed with Sailor Mercury when: </text:p>
      <text:list xml:id="list130254340079111"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0">You never chase guys </text:p>
        </text:list-item>
      </text:list>
      <text:p text:style-name="P31">You know you're obsessed with Sailor Mars when: </text:p>
      <text:list xml:id="list130255285516047" text:continue-numbering="true" text:style-name="WW8Num23">
        <text:list-item>
          <text:p text:style-name="P101">You try to light fire with the tips of your fingers </text:p>
        </text:list-item>
        <text:list-item>
          <text:p text:style-name="P140">You sit on your feet in front of a lit fireplace for hours, just staring at the fire, trying to go into a trance, but you just end up falling asleep </text:p>
        </text:list-item>
      </text:list>
      <text:p text:style-name="P31">You know you're obsessed with Sailor Jupiter when: </text:p>
      <text:list xml:id="list130255873980354"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0">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30255614876615"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0"><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30254824200439"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0">You claim to have the Golden Mirror </text:p>
        </text:list-item>
      </text:list>
      <text:p text:style-name="P31">You know you're obsessed with Sailor Uranus when: </text:p>
      <text:list xml:id="list130255072843088"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0">You asked your cousin to dye her hair green(Uranus and Neptune are cousins in America) </text:p>
        </text:list-item>
      </text:list>
      <text:p text:style-name="P31">You know you're obsessed with Sailor Neptune when: </text:p>
      <text:list xml:id="list130254438518018" text:continue-numbering="true" text:style-name="WW8Num23">
        <text:list-item>
          <text:p text:style-name="P101">You dye your hair green, just because your cousin asked you to </text:p>
        </text:list-item>
        <text:list-item>
          <text:p text:style-name="P140">Every time the tide goes out, you say, "The sea is receding...it senses trouble..." </text:p>
        </text:list-item>
      </text:list>
      <text:p text:style-name="P31">You know you're obsessed with Sailor Pluto when: </text:p>
      <text:list xml:id="list130254573730787"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0">You claim to be the lost child of Cronos, Greek god of Time </text:p>
        </text:list-item>
      </text:list>
      <text:p text:style-name="P31">You know you're obsessed with Sailor Saturn when: </text:p>
      <text:list xml:id="list130254860586743"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0">You made a Silence Scythe in shop class then got sent for counseling </text:p>
        </text:list-item>
      </text:list>
      <text:p text:style-name="P31">You know you're obsessed with Sailor Moon in general when: </text:p>
      <text:list xml:id="list130255793646279" text:continue-numbering="true" text:style-name="WW8Num23">
        <text:list-item>
          <text:p text:style-name="P101">You claim to be Sailor Sun, the lost Senshi of Light </text:p>
        </text:list-item>
        <text:list-item>
          <text:p text:style-name="P140">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30255059678108"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0">Your in love with Darien (in my opinion that's scary) </text:p>
        </text:list-item>
      </text:list>
      <text:p text:style-name="P31"><text:soft-page-break/>You know when you've watched too much Sailor Moon when.... (for boys) </text:p>
      <text:list xml:id="list130256070129730"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0">You dump your girlfriend because you thought she was Sailor Mini Moon </text:p>
        </text:list-item>
      </text:list>
      <text:p text:style-name="P31">You know when you have watched to much Sailor Moon when... (for geeks) </text:p>
      <text:list xml:id="list130254348178890" text:continue-numbering="true" text:style-name="WW8Num23">
        <text:list-item>
          <text:p text:style-name="P101">You make 10 or more Sailor Moon Websites </text:p>
        </text:list-item>
        <text:list-item>
          <text:p text:style-name="P140">You don't watch the episodes cause you've much rather be on the Internet </text:p>
        </text:list-item>
      </text:list>
      <text:p text:style-name="P31">Submitted by: kawaii_gurl@lelola.zzn.com. </text:p>
      <text:p text:style-name="P31">You know when your obsessed with Sailor moon when: </text:p>
      <text:list xml:id="list130255253632049"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0">Your computer is filled with nothing BUT Sailor moon stuff. </text:p>
        </text:list-item>
      </text:list>
      <text:p text:style-name="P31">Submitted by: silversapphirestar@juno.com. </text:p>
      <text:list xml:id="list130255703102201"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0">You request to your drama teacher that the class should perform a play, written by you, about Sailor Moon. </text:p>
        </text:list-item>
      </text:list>
      <text:p text:style-name="P29">*submitted to sailorvgame.org*</text:p>
      <text:list xml:id="list130255772410535"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0"><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30255320272489" text:continue-numbering="true" text:style-name="WW8Num23">
        <text:list-item>
          <text:p text:style-name="P101">You won't accept any gifts if it's not related to Sailor Moon.</text:p>
        </text:list-item>
        <text:list-item>
          <text:p text:style-name="P140">You scream out loud saying "they are stealing my pure heart" just to see if the sailor scouts might show up.</text:p>
        </text:list-item>
      </text:list>
      <text:p text:style-name="P29">From http://www.geocities.com/moonlitdreams10/YKYL.html (Moonlit Dreams)</text:p>
      <text:list xml:id="list130255328045731"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0">When you tape up pictures of "your dearest boyfriend Darien" in your locker</text:p>
        </text:list-item>
      </text:list>
      <text:p text:style-name="P31">From Chibi Usa (http://www.geocities.com/thedexstar/index.html)</text:p>
      <text:list xml:id="list130255281186877" text:continue-numbering="true" text:style-name="WW8Num23">
        <text:list-item>
          <text:p text:style-name="P101">You can't find anymore websites on Sailor Moon because you've seen them all, even the Japanese ones.</text:p>
        </text:list-item>
        <text:list-item>
          <text:p text:style-name="P140">You wonder why they don't make any more new Sailor Moon stuff, but only because you own all of it already.</text:p>
        </text:list-item>
      </text:list>
      <text:p text:style-name="P29">From http://www.expage.com/sailororcaotaku (Sailor Star Orca's Sailor Moon site)</text:p>
      <text:list xml:id="list130255690272153"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0">You introduce yourself saying: "I am the Pretty Suited Champion of Love &amp; Justice, _____, &amp; in the name of the Moon, you're punished!" </text:p>
        </text:list-item>
      </text:list>
      <text:p text:style-name="P29">From http://midnight_rabbit.tripod.com/YKYWTMSMW.html (Caroline Curtis’s website)</text:p>
      <text:list xml:id="list130255961102146"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0">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30255421299926"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2"><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0">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30256071082393"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0">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30255237119408"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1"><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0">You paint a giant sign on the door of your house that reads: “Welcome to Crystal Tokyo”.</text:p>
        </text:list-item>
      </text:list>
      <text:p text:style-name="P31">Since you are a fan of the villains, you (the ones with *):</text:p>
      <text:list xml:id="list130255256895595" text:continue-numbering="true" text:style-name="WW8Num23">
        <text:list-item>
          <text:p text:style-name="P132"><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0">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30256368638511" text:continue-numbering="true" text:style-name="WW8Num23">
        <text:list-item>
          <text:p text:style-name="P101">You've bought a piece of sailor moon merchandise this week. (R. Manley)</text:p>
        </text:list-item>
        <text:list-item>
          <text:p text:style-name="P132"><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0">You starting wonder if Malachite’s nick name was Sephirot (From Final Fantasy VII). (Pilar Fernandez Alvarez-Cienfuegos)</text:p>
        </text:list-item>
      </text:list>
      <text:p text:style-name="P29">From http://lildizzle87.tripod.com/id21.html</text:p>
      <text:list xml:id="list130254463566665"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0"><text:soft-page-break/>You have more then 2 otaku mangas that you've created just about Sailor Moon. (YEAH! I have SIX!)</text:p>
        </text:list-item>
      </text:list>
      <text:p text:style-name="P29">From http://www.geocities.com/lanapower87/humor2.html</text:p>
      <text:list xml:id="list130255818231369"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0">You kiss your tuxedo mask doll.</text:p>
        </text:list-item>
      </text:list>
      <text:p text:style-name="P29"><text:soft-page-break/>From http://sailorsaturnspalace.com/WYKYOWSS.php</text:p>
      <text:p text:style-name="P31">WYKYOWSS (When You Know Your Obsessed With Sailor Saturn)</text:p>
      <text:list xml:id="list130254749182392"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0">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30255068375178"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2"><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2"><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2"><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0">You believe that after you die your star seed will return into Galactic Cauldron to be reborn in the future. (Anton-P)</text:p>
        </text:list-item>
      </text:list>
      <text:p text:style-name="P29">Submitted to Ykywtmsmw Compilation by Dominique &lt;puff22_2001@yahoo.com&gt;</text:p>
      <text:list xml:id="list130255188172905"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0">You've seen one or more seasons three or four times straight through and you STILL watch it/them!*</text:p>
        </text:list-item>
      </text:list>
      <text:p text:style-name="P29">Submitted to Ykywtmsmw Compilation by Reynir Stefansson &lt;reynirhs@mi.is&gt;</text:p>
      <text:list xml:id="list130255587371411"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0">You just *know* your favourite Senshi wants to be with *you* forever.</text:p>
        </text:list-item>
      </text:list>
      <text:p text:style-name="P29">From http://seramyuantics.takaginaosama.com/myufun/ykylsmtmw.htm (SeraMyu Antics)</text:p>
      <text:p text:style-name="P31">You Know You Love SeraMyu Too Much When...</text:p>
      <text:list xml:id="list130254821682213"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0">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30255208783962"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0">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30254360935301"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30256242834730"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30256148336290"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30255363193100"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30256472799643" text:continue-numbering="true" text:style-name="WW8Num23">
        <text:list-item>
          <text:p text:style-name="P11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4"><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30254374289514" text:continue-numbering="true" text:style-name="WW8Num23">
        <text:list-item>
          <text:p text:style-name="P115">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30254822923583"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30254960092583" text:continue-numbering="true" text:style-name="WW8Num23">
        <text:list-item>
          <text:p text:style-name="P116">You learn all day long so that you can be smart like Ami-chan.</text:p>
        </text:list-item>
        <text:list-item>
          <text:p text:style-name="P116">When you forget make your homework you stand on the hall with a bucket of water on your head</text:p>
        </text:list-item>
        <text:list-item>
          <text:p text:style-name="P116">you try to convince your parents that your little sister isn't really your sister, and that she just hypnotizes you.</text:p>
        </text:list-item>
        <text:list-item>
          <text:p text:style-name="P116">You r going to Anime-meeting in your Sailor moon costume, then you saw somebody with exactly the same costume as yours and then you say: "You won't get off with this, Zoicite!"</text:p>
        </text:list-item>
        <text:list-item>
          <text:p text:style-name="P116"><text:span text:style-name="T45">Y</text:span>ou r in Iran on vacation and every man you see with a white mask on his face you ask: "Is that you Tuxedo Mask?"</text:p>
        </text:list-item>
        <text:list-item>
          <text:p text:style-name="P116"><text:span text:style-name="T45">Y</text:span>ou r begging your cat that she returns your memory back</text:p>
        </text:list-item>
        <text:list-item>
          <text:p text:style-name="P116">You throw the stove in air and you shout: "Fire Soul!"</text:p>
        </text:list-item>
        <text:list-item>
          <text:p text:style-name="P116"><text:span text:style-name="T45">Y</text:span>ou start to learn Japanese so that you can watch the original series.</text:p>
        </text:list-item>
        <text:list-item>
          <text:p text:style-name="P116">When you turn your computer on the startup music is set on "Moon Prism Power".</text:p>
        </text:list-item>
        <text:list-item>
          <text:p text:style-name="P116"><text:span text:style-name="T45">Y</text:span>ou draw a bunny on your lunch pack.</text:p>
        </text:list-item>
        <text:list-item>
          <text:p text:style-name="P116">You take a bus only when you r transformed in a stewardess or a kindergarten teacher.</text:p>
        </text:list-item>
        <text:list-item>
          <text:p text:style-name="P116"><text:span text:style-name="T45">Y</text:span>ou go to meeting places but only when you r armed with soap bubbles things.</text:p>
        </text:list-item>
        <text:list-item>
          <text:p text:style-name="P116">You never live home without your blue sunglasses and a pocket calculator</text:p>
        </text:list-item>
        <text:list-item>
          <text:p text:style-name="P116">You suggest Reinhold Messner if he want to go with you on North Pole, so that you can fight against the evil.</text:p>
        </text:list-item>
        <text:list-item>
          <text:p text:style-name="P116">Every time when you go on Street Parade you hope you will discover a Sailor Senshi, just because she has a blue hair or wearing some hair accessories.</text:p>
        </text:list-item>
        <text:list-item>
          <text:p text:style-name="P116"><text:span text:style-name="T45">Y</text:span>ou saw God in your dreams and he said to you: "No I won t make a Sailor Senshi of you! So stop bothering me!"</text:p>
        </text:list-item>
        <text:list-item>
          <text:p text:style-name="P116">You are walking in smoking and throws red roses around you.</text:p>
        </text:list-item>
        <text:list-item>
          <text:p text:style-name="P116">You draw a Neptune symbol on your hand mirror hoping that you would transform in Sailor Neptune.</text:p>
        </text:list-item>
        <text:list-item>
          <text:p text:style-name="P116">You tell your classmate: "Even if you have the best grades, still you r not so smart like Ami.</text:p>
        </text:list-item>
        <text:list-item>
          <text:p text:style-name="P116">You have a flu and you don't want take your medicine, cause you hope Sailor Venus will come to heal you.</text:p>
        </text:list-item>
        <text:list-item>
          <text:p text:style-name="P116">Your friends abandoned you, because they can't listen your comparing with Sailor senshis anymore.</text:p>
        </text:list-item>
        <text:list-item>
          <text:p text:style-name="P116">You and your Japanese friend WWSMB (we want sailor moon back) want to start a campaign and when it s obvious it wont work, you complain to rtl2.</text:p>
        </text:list-item>
        <text:list-item>
          <text:p text:style-name="P116">You during your class lessons draw Hotaru and your teacher come by and she said:"Oh, Sailor moon?!"</text:p>
        </text:list-item>
        <text:list-item>
          <text:p text:style-name="P116">You every time when you see the moon you shout:" Moon Tiara Action!"</text:p>
        </text:list-item>
        <text:list-item>
          <text:p text:style-name="P116">You try to find a "Chanella" in animal encyclopedias.</text:p>
        </text:list-item>
        <text:list-item>
          <text:p text:style-name="P116">You v searched all places to find the Time Key.</text:p>
        </text:list-item>
        <text:list-item>
          <text:p text:style-name="P116">You believe that you v saved the world, but you can't remember and it s all your cats fault (poor cat).</text:p>
        </text:list-item>
        <text:list-item>
          <text:p text:style-name="P116">You r afraid to go to jeweler shops cause you think that somebody could take your life energy,</text:p>
        </text:list-item>
        <text:list-item>
          <text:p text:style-name="P116">You believe that you can actually see other people's dreams.</text:p>
        </text:list-item>
        <text:list-item>
          <text:p text:style-name="P116">You see Mamoru in all guys with black hair.</text:p>
        </text:list-item>
        <text:list-item>
          <text:p text:style-name="P116">You in stationery shop ask for Magic Pen.</text:p>
        </text:list-item>
        <text:list-item>
          <text:p text:style-name="P116">You r afraid of flowers cause you think they might transform into a demon.</text:p>
        </text:list-item>
        <text:list-item>
          <text:p text:style-name="P116">You and your 4 friends have gone in a search for princess.</text:p>
        </text:list-item>
        <text:list-item>
          <text:p text:style-name="P116">You named your horse Pegasus and you try to teach him how to fly.</text:p>
        </text:list-item>
        <text:list-item>
          <text:p text:style-name="P116">You try so hard to make those meatballs like Sailor moon has.</text:p>
        </text:list-item>
        <text:list-item>
          <text:p text:style-name="P116">You take one of your mum's broaches and you try to transform into Sailor moon (but nothing happened.)</text:p>
        </text:list-item>
        <text:list-item>
          <text:p text:style-name="P116">You think that every black cat you see in the street is actually Luna and that she is looking for you. And you ask yourself, why your friend doesn't believe that when you tell her??</text:p>
        </text:list-item>
        <text:list-item>
          <text:p text:style-name="P116">You actually believe that Sailor senshis are real.</text:p>
        </text:list-item>
        <text:list-item>
          <text:p text:style-name="P116">You go with your friends to pasture and there you start yelling on cows, thinking actually that they r evil. Then you try to summon the power of Saturn to beat them.</text:p>
        </text:list-item>
        <text:list-item>
          <text:p text:style-name="P116">You call your friend Artemis but he doesn't even hear you.</text:p>
        </text:list-item>
        <text:list-item>
          <text:p text:style-name="P116"><text:soft-page-break/>Your friend comes by in a long black tuxedo and you put him a black hat on head, give him a white cane and a white mask on his face, so that he looks just like Tuxedo Mask.</text:p>
        </text:list-item>
        <text:list-item>
          <text:p text:style-name="P116">You r looking for the crescent moon sign on your cats forehead and you wonder why can't she talk.</text:p>
        </text:list-item>
        <text:list-item>
          <text:p text:style-name="P116">You color your horse in white, you stick some wings on his back and a golden horn on his forehead, so that you can prove that you capture Pegasus.</text:p>
        </text:list-item>
        <text:list-item>
          <text:p text:style-name="P116">You imagine that you r wearing a skirt.</text:p>
        </text:list-item>
        <text:list-item>
          <text:p text:style-name="P116">You r searching a team for your performance in Sailor Moon Live Action.</text:p>
        </text:list-item>
        <text:list-item>
          <text:p text:style-name="P116">You look for every Sailor moon fan art.</text:p>
        </text:list-item>
        <text:list-item>
          <text:p text:style-name="P116">You actually believe that you in your past life lived in the Moon Kingdom and now you r reborn.</text:p>
        </text:list-item>
        <text:list-item>
          <text:p text:style-name="P116">You named your transsexual friend "Seiya"</text:p>
        </text:list-item>
        <text:list-item>
          <text:p text:style-name="P116">You draw every day a moon symbol on your forehead.</text:p>
        </text:list-item>
        <text:list-item>
          <text:p text:style-name="P116">You believe that Sailor Sun, Galaxy and Earth really existing.</text:p>
        </text:list-item>
        <text:list-item>
          <text:p text:style-name="P116">You said the little girl from your neighborhood that you can see her future mother.</text:p>
        </text:list-item>
        <text:list-item>
          <text:p text:style-name="P116">You believe that you came from Saturn and you were sent to save the Earth.</text:p>
        </text:list-item>
        <text:list-item>
          <text:p text:style-name="P116">You want to draw a Sailor senshis on the walls.</text:p>
        </text:list-item>
        <text:list-item>
          <text:p text:style-name="P116">You make a driving license, buy a white- red Yamaha, fitting outfit and a helmet so you can drive along the beach.</text:p>
        </text:list-item>
        <text:list-item>
          <text:p text:style-name="P116">You put a lemon on your violin when you play.</text:p>
        </text:list-item>
        <text:list-item>
          <text:p text:style-name="P116">You imagine that Haruka wake you up in morning.</text:p>
        </text:list-item>
        <text:list-item>
          <text:p text:style-name="P116">You r discussing the whole weekend about Haruka and Michiru with your friends.</text:p>
        </text:list-item>
        <text:list-item>
          <text:p text:style-name="P116">You have some really crazy ideas with your friend. You r planning take off your weight and cut your hair so that you two can look together just like Haruka and Michiru.</text:p>
        </text:list-item>
        <text:list-item>
          <text:p text:style-name="P116">You decide to make a tattoo for your birthday and that will be the both symbols of Uranus and Neptune.</text:p>
        </text:list-item>
        <text:list-item>
          <text:p text:style-name="P116">You start to talk with cats that have fur in shape of crescent moon.</text:p>
        </text:list-item>
        <text:list-item>
          <text:p text:style-name="P117">You every black or white cat that you see on street beg that she gives you a Transformation Pen.<text:line-break/></text:p>
          <text:p text:style-name="P117"><text:span text:style-name="T28">Translated by silver-eyes</text:span><text:line-break/></text:p>
        </text:list-item>
        <text:list-item>
          <text:p text:style-name="P118"><text:span text:style-name="T45">Y</text:span>ou're going mad with happiness when you find out RTL2 is going to air Sailor Moon again. (Hey, I don't do that, what did you think? &gt;.&gt;" Yeeeees! ^_____^)</text:p>
        </text:list-item>
        <text:list-item>
          <text:p text:style-name="P118"><text:span text:style-name="T45">Y</text:span>ou stick yellow tights to your hair only to look a bit more like Usagi.</text:p>
        </text:list-item>
        <text:list-item>
          <text:p text:style-name="P118">You try to find a crescent moon on your cat and then teach it how to talk</text:p>
        </text:list-item>
        <text:list-item>
          <text:p text:style-name="P118">You think your father is evil Dr.</text:p>
        </text:list-item>
        <text:list-item>
          <text:p text:style-name="P118">You try to teach your Astronomy teacher where the planet Nemesis is... And actually succeed to convince him!</text:p>
        </text:list-item>
        <text:list-item>
          <text:p text:style-name="P118">You are afraid to drive in a Ford GALAXY</text:p>
        </text:list-item>
        <text:list-item>
          <text:p text:style-name="P118">You say when you are 17: "I envy these young people..." (Michiru's quote from the German episode "Das Konzert". I also found a translation from Japanese, in which she actually said: "It's so nice to be young...")</text:p>
        </text:list-item>
        <text:list-item>
          <text:p text:style-name="P118">You scream at your ex in anger: "In the name of the Moon, i'll punish you!"</text:p>
        </text:list-item>
        <text:list-item>
          <text:p text:style-name="P118">You try to do everything EXACTLY like in the first episode of Sailor Moon, so that perhaps a cat would show up that you'd have to</text:p>
        </text:list-item>
        <text:list-item>
          <text:p text:style-name="P118">You get a tattoo of Saturn's symbol on your forehead, cut your hair shoulder-length and dye it black</text:p>
        </text:list-item>
        <text:list-item>
          <text:p text:style-name="P118">You understand what it's about, even after a million of episodes (?)</text:p>
        </text:list-item>
        <text:list-item>
          <text:p text:style-name="P118">You check every black cat in your town for a crescent moon on its forehead</text:p>
        </text:list-item>
        <text:list-item>
          <text:p text:style-name="P118">Nobody recognizes you, when you run around in sooo totally discreet Sailor Moon clothes</text:p>
        </text:list-item>
        <text:list-item>
          <text:p text:style-name="P118">Your friend has a white cat named Artemis</text:p>
        </text:list-item>
        <text:list-item>
          <text:p text:style-name="P118">You let your hair grow all the way to your butt</text:p>
        </text:list-item>
        <text:list-item>
          <text:p text:style-name="P118">You travel all the way to North Pole to seek the secret hideout of the evil kingdom</text:p>
        </text:list-item>
        <text:list-item>
          <text:p text:style-name="P118">You are jealous of your best friend because she got a Moon Scepter from her grandfather, and you didn't</text:p>
        </text:list-item>
        <text:list-item>
          <text:p text:style-name="P118">Your name is DOC and you thought of more than 300 entries for YKYWTMSMW...</text:p>
        </text:list-item>
        <text:list-item>
          <text:p text:style-name="P118">You get your grandmother to cut her sea-green skirt shorter, so she could make you a Sailor Neptune costume</text:p>
        </text:list-item>
        <text:list-item>
          <text:p text:style-name="P118"><text:soft-page-break/>You record numerous of Haruka and Michiru episodes, because you like the pairing so much, even though you already know all the episodes by heart and they are slowly even not amusing you anymore</text:p>
        </text:list-item>
        <text:list-item>
          <text:p text:style-name="P118">You cut your hair short and dye it blue to look like Ami</text:p>
        </text:list-item>
        <text:list-item>
          <text:p text:style-name="P118">You paint a spiral shape on your umbrella and try to hypnotize your friends and family</text:p>
        </text:list-item>
        <text:list-item>
          <text:p text:style-name="P11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8">If you print out every single image of Sailor Moon, until you literally own a gallery</text:p>
        </text:list-item>
        <text:list-item>
          <text:p text:style-name="P118">You convince your 3 friends to grow their hair long, get up on the stage and sing</text:p>
        </text:list-item>
        <text:list-item>
          <text:p text:style-name="P118">You visit all the possible stores and boutiques in search for a bikini that looks like Sailor Starlight's outfit</text:p>
        </text:list-item>
        <text:list-item>
          <text:p text:style-name="P118">You reject to call Usagi Bunny or Serena </text:p>
        </text:list-item>
        <text:list-item>
          <text:p text:style-name="P118">You keep screaming: "Moon Tiara Action!"</text:p>
        </text:list-item>
        <text:list-item>
          <text:p text:style-name="P118">When you were in 5th grade, you kept waiting for your cat to start talking and to tell you that you had to save the world</text:p>
        </text:list-item>
        <text:list-item>
          <text:p text:style-name="P118">You accidentally find a black-grey-blue cat, decide to keep it and call her Luna</text:p>
        </text:list-item>
        <text:list-item>
          <text:p text:style-name="P118">You wrap yourself in a white sheet, to look like the Moonlight Knight. And while you talk, you put a hand over your mouth, to sound exactly like him.</text:p>
        </text:list-item>
        <text:list-item>
          <text:p text:style-name="P118">You saw a woman who looked exactly like Haruka, you spoke to her, and now you two are a couple that looks exactly like Haruka and Michiru</text:p>
        </text:list-item>
        <text:list-item>
          <text:p text:style-name="P118">You stick a moon-shaped sticker on your cat's forehead</text:p>
        </text:list-item>
        <text:list-item>
          <text:p text:style-name="P118">You are convinced that your are to become a queen in few years and get a daughter that you will name Chibiusa</text:p>
        </text:list-item>
        <text:list-item>
          <text:p text:style-name="P118">You dress up like Sailor Moon, even though you are a guy, and enjoy it</text:p>
        </text:list-item>
        <text:list-item>
          <text:p text:style-name="P118">You stick a moon on your forehead and insist on being called "Princess" or "Serenity"</text:p>
        </text:list-item>
        <text:list-item>
          <text:p text:style-name="P118">You think your cousin has a cowbell that she can use to call a flying horse named Pegasus</text:p>
        </text:list-item>
        <text:list-item>
          <text:p text:style-name="P118">You avoid the mathematical genius from your school, because he is actually a youma and can see the future</text:p>
        </text:list-item>
        <text:list-item>
          <text:p text:style-name="P118">You spend hours looking for a fanfic on the net that you had accidentally found before, and then yell because you can't find it: "In the name of the Moon, I'll punish you if I don't find that fanfic!"</text:p>
        </text:list-item>
        <text:list-item>
          <text:p text:style-name="P118">You realize, that you REALLY watch too much Sailor Moon</text:p>
        </text:list-item>
        <text:list-item>
          <text:p text:style-name="P118">Every time you see a missing person poster, you think it had to be Zoisite with his black crystal...</text:p>
        </text:list-item>
        <text:list-item>
          <text:p text:style-name="P118">You buy a motorcycle exactly like the one Haruka has, and then crash as soon as you get on because you don't know a thing about motorcycles.</text:p>
        </text:list-item>
        <text:list-item>
          <text:p text:style-name="P118">You become a lesbian, desperately try to look like Haruka and keep looking for a girl named Michiru to declare your love to her</text:p>
        </text:list-item>
        <text:list-item>
          <text:p text:style-name="P118">You are scared to death of your sister's singing sunflower, because you are afraid it would do something to you if only you looked at it</text:p>
        </text:list-item>
        <text:list-item>
          <text:p text:style-name="P118">You think that long veils are not kitschy</text:p>
        </text:list-item>
        <text:list-item>
          <text:p text:style-name="P118">You have an extra stomach for chocolate cakes</text:p>
        </text:list-item>
        <text:list-item>
          <text:p text:style-name="P118">You desperately try to convince your friends that they are chosen warriors, and that they should help you - their princess - with mathematics</text:p>
        </text:list-item>
        <text:list-item>
          <text:p text:style-name="P118">You have seen the first season</text:p>
        </text:list-item>
        <text:list-item>
          <text:p text:style-name="P118">You become lazy, you begin to eat too much and daydream all the time</text:p>
        </text:list-item>
        <text:list-item>
          <text:p text:style-name="P118">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30255059310683" text:continue-numbering="true" text:style-name="WW8Num23">
        <text:list-item>
          <text:p text:style-name="P119">You are trying to download all Sailor moon pictures from the web</text:p>
        </text:list-item>
        <text:list-item>
          <text:p text:style-name="P119">You are tryign to put a gold "stick"on your horse and you are wondering why doesnt he apear in your dreams.</text:p>
        </text:list-item>
        <text:list-item>
          <text:p text:style-name="P119">When you cant concentrate on anything else besides Mamoru and Usagi</text:p>
        </text:list-item>
        <text:list-item>
          <text:p text:style-name="P119"><text:soft-page-break/>Instead of a man you see a women on the moon</text:p>
        </text:list-item>
        <text:list-item>
          <text:p text:style-name="P119">You believe that on the next corner Mamoru will show up and bump up into you</text:p>
        </text:list-item>
        <text:list-item>
          <text:p text:style-name="P119">When you sit on your Pc until 5 pm in the night and do stuff related to Sailor Moon</text:p>
        </text:list-item>
        <text:list-item>
          <text:p text:style-name="P119">When you have Sailor moon pics on your I-pod</text:p>
        </text:list-item>
        <text:list-item>
          <text:p text:style-name="P119">when you have sm songs on your I-pod</text:p>
        </text:list-item>
        <text:list-item>
          <text:p text:style-name="P119">When you believe that Britney Spears with"evrytime i try to fly ,i fall" was thinking about sailor moon.</text:p>
        </text:list-item>
        <text:list-item>
          <text:p text:style-name="P119">When you go to sleep and still think about sailor moon.</text:p>
        </text:list-item>
        <text:list-item>
          <text:p text:style-name="P119">When you hook up a white cat with a black one.</text:p>
        </text:list-item>
        <text:list-item>
          <text:p text:style-name="P119">When you will almost cry because you dont have the posters of Mamoru and Usagi and when you scream of happines when you find one the next day.</text:p>
        </text:list-item>
        <text:list-item>
          <text:p text:style-name="P119">when you use 10 sailor moon nick names on the various chat rooms.</text:p>
        </text:list-item>
        <text:list-item>
          <text:p text:style-name="P119">When you take a broche(the thing wich sm can transform into a model and other stuff)and try to transform with it into sm.</text:p>
        </text:list-item>
        <text:list-item>
          <text:p text:style-name="P119">When you go into the star light express and you start crying because the yaten,taiki and seiya where not there.</text:p>
        </text:list-item>
        <text:list-item>
          <text:p text:style-name="P119">When you could argue all day long why seiya fit better with usagi then mamoru.</text:p>
        </text:list-item>
        <text:list-item>
          <text:p text:style-name="P119">When you fly to japan and look for Usagi and the rest.</text:p>
        </text:list-item>
        <text:list-item>
          <text:p text:style-name="P119">When you run all day long in your sm clothes.</text:p>
        </text:list-item>
        <text:list-item>
          <text:p text:style-name="P119">When you let your hair grow until the flor so that you can wear your hair like usagi.</text:p>
        </text:list-item>
        <text:list-item>
          <text:p text:style-name="P119">When you dress up in a white dress and say that from this moment your name is Serenity.</text:p>
        </text:list-item>
        <text:list-item>
          <text:p text:style-name="P119">When you choose astronomie in your school because you want to learn the teleporter to other planets.</text:p>
        </text:list-item>
        <text:list-item>
          <text:p text:style-name="P119">When you run around in your smoking and throw roses around you.</text:p>
        </text:list-item>
        <text:list-item>
          <text:p text:style-name="P119">When while playing basketball you always starts yelling "luna p- transfom".</text:p>
        </text:list-item>
        <text:list-item>
          <text:p text:style-name="P119">When you see the moon you say"moon healing escalation"</text:p>
        </text:list-item>
        <text:list-item>
          <text:p text:style-name="P119">When you belive that you once saved the world and you forgott everything and that its your cats fault.</text:p>
        </text:list-item>
        <text:list-item>
          <text:p text:style-name="P119">When see Mamoru in every darkhaired guy</text:p>
        </text:list-item>
        <text:list-item>
          <text:p text:style-name="P119">When you call your horse pegasus and try to fly with him trough the air</text:p>
        </text:list-item>
      </text:list>
      <text:p text:style-name="P44"/>
      <text:p text:style-name="P44"/>
      <text:p text:style-name="P44"/>
      <text:p text:style-name="P66">Translated by Dan:</text:p>
      <text:p text:style-name="P44"/>
      <text:list xml:id="list130254398919599" text:continue-numbering="true" text:style-name="WW8Num23">
        <text:list-item>
          <text:p text:style-name="P120"><text:span text:style-name="T45">Y</text:span>ou start making half-moon bald spots on all the cats you meet.</text:p>
        </text:list-item>
        <text:list-item>
          <text:p text:style-name="P120"><text:span text:style-name="T45">O</text:span>n your 18th birthday, you go directly to a tattooist and get the signs of Neptune and Uranus on your left and right upper arms.</text:p>
        </text:list-item>
        <text:list-item>
          <text:p text:style-name="P120"><text:span text:style-name="T45">Y</text:span>ou ask any black or white cat you see on the street to give you a magic pen.</text:p>
        </text:list-item>
        <text:list-item>
          <text:p text:style-name="P120"><text:span text:style-name="T45">Y</text:span>ou give someone a trophy that looks like the Holy Grail, thinking that Mistress 9 will appear.</text:p>
        </text:list-item>
        <text:list-item>
          <text:p text:style-name="P120"><text:span text:style-name="T45">A</text:span>fter watching the live action series, you raid the TV network, looking for everything to do with the show, including the diaries of the actresses.</text:p>
        </text:list-item>
        <text:list-item>
          <text:p text:style-name="P120"><text:span text:style-name="T45">C</text:span>heck to see if you've done everything on this list.</text:p>
        </text:list-item>
        <text:list-item>
          <text:p text:style-name="P120"><text:span text:style-name="T45">G</text:span>o to all the car races you can, hoping to spot Haruka.</text:p>
        </text:list-item>
        <text:list-item>
          <text:p text:style-name="P120"><text:span text:style-name="T45">A</text:span>re a teacher and want one of your students to dye their hair like Michiru and wear a serafuku to the swimming carnival, assuming that said student will win.</text:p>
        </text:list-item>
        <text:list-item>
          <text:p text:style-name="P120"><text:span text:style-name="T45">Y</text:span>ou're the swimming team coach and as you take your students into the first pool, you imagine a ball-shaped piece of water rise up and you shout "Deep Submerge!"</text:p>
        </text:list-item>
        <text:list-item>
          <text:p text:style-name="P120"><text:span text:style-name="T45">Y</text:span>ou forget the colour of your walls because they're covered by Sailor Moon posters.</text:p>
        </text:list-item>
        <text:list-item>
          <text:p text:style-name="P120"><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0">Naoko asks you to finish the series for her, ending with Haruka and Michiru getting married.</text:p>
        </text:list-item>
        <text:list-item>
          <text:p text:style-name="P120"><text:span text:style-name="T45">Y</text:span>ou've never played darts, but you manage to get 100 points by placing a picture of your least favourite villain over the bullseye.</text:p>
        </text:list-item>
        <text:list-item>
          <text:p text:style-name="P120"><text:soft-page-break/><text:span text:style-name="T45">S</text:span>omeone tries to trick you, but fails and when they ask how you knew what was happening, you pull out a mirror and claim that you can see all through your mirror.</text:p>
        </text:list-item>
        <text:list-item>
          <text:p text:style-name="P120"><text:span text:style-name="T45">Y</text:span>our girlfriend drops her pen, but before she picks it up, you say "Stop, it is your choice whether you take the pen, but if you do, and use it when it's in your hand, your life will change forever."</text:p>
        </text:list-item>
        <text:list-item>
          <text:p text:style-name="P120"><text:span text:style-name="T45">Y</text:span>ou know what to do if someone says "I hate the sea."</text:p>
        </text:list-item>
        <text:list-item>
          <text:p text:style-name="P120"><text:span text:style-name="T45">Y</text:span>ou go to the beach and play violin pieces.</text:p>
        </text:list-item>
        <text:list-item>
          <text:p text:style-name="P120"><text:span text:style-name="T45">Y</text:span>ou notice that everyone in the area hides whenever you pick up a glass of water.</text:p>
        </text:list-item>
        <text:list-item>
          <text:p text:style-name="P120"><text:span text:style-name="T45">W</text:span>henever you're in a cathedral, you're careful that no arrows fly through the windows and hit you.</text:p>
        </text:list-item>
        <text:list-item>
          <text:p text:style-name="P120"><text:span text:style-name="T45">Y</text:span>our girlfriend constantly asks if the wind is blowing the right way.</text:p>
        </text:list-item>
        <text:list-item>
          <text:p text:style-name="P120"><text:span text:style-name="T45">Y</text:span>ou scream "Die you b****!" if you see Eugeal on the TV.</text:p>
        </text:list-item>
        <text:list-item>
          <text:p text:style-name="P120"><text:span text:style-name="T45">Y</text:span>ou shout "By the power of Neptune, I punish you!" or "Deep Submerge!" at people you hate.</text:p>
        </text:list-item>
        <text:list-item>
          <text:p text:style-name="P120"><text:span text:style-name="T45">Y</text:span>our friends don't dare to say that Mercury is better than Neptune, since the last time that happened, everything got very wet, very quickly.</text:p>
        </text:list-item>
        <text:list-item>
          <text:p text:style-name="P120"><text:span text:style-name="T45">Y</text:span>our Psychologist makes sure not to have a glass of water in his room when you visit.</text:p>
        </text:list-item>
        <text:list-item>
          <text:p text:style-name="P120"><text:span text:style-name="T45">Y</text:span>our parents threaten to ban you from the telephone, TV and seeing your friends if you don't stop throwing water at everyone.</text:p>
        </text:list-item>
        <text:list-item>
          <text:p text:style-name="P120"><text:span text:style-name="T45">S</text:span>omeone asks where you come from and you say "Neptune."</text:p>
        </text:list-item>
        <text:list-item>
          <text:p text:style-name="P120"><text:span text:style-name="T45">I</text:span>n your dreams you are Haruka and Eugeal is always in your nightmares.</text:p>
        </text:list-item>
        <text:list-item>
          <text:p text:style-name="P120"><text:span text:style-name="T45">Y</text:span>our friends go to a psychologist because they have a nervous breakdown every time you touch a glass of water.</text:p>
        </text:list-item>
        <text:list-item>
          <text:p text:style-name="P120"><text:span text:style-name="T45">Y</text:span>ou throw a glass of water over the head of anyone who looks remotely like Eugeal.</text:p>
        </text:list-item>
        <text:list-item>
          <text:p text:style-name="P120"><text:span text:style-name="T45">Y</text:span>ou read this list at least once a day.</text:p>
        </text:list-item>
        <text:list-item>
          <text:p text:style-name="P120"><text:span text:style-name="T45">Y</text:span>ou try and change the name of your school to "Mugen Gakuen".</text:p>
        </text:list-item>
        <text:list-item>
          <text:p text:style-name="P120"><text:span text:style-name="T45">E</text:span>very day you spin around and shout "Neptune Power, Make Up!" and hope that you transform into Sailor Neptune.</text:p>
        </text:list-item>
        <text:list-item>
          <text:p text:style-name="P120"><text:span text:style-name="T45">Y</text:span>ou throw a glass of water on your disgruntled parents and shout "Deep Submerge!"</text:p>
        </text:list-item>
        <text:list-item>
          <text:p text:style-name="P120"><text:span text:style-name="T45">Y</text:span>ou are at sea and a huge wave approaches. You point at it and shout "Deep Submerge!"</text:p>
        </text:list-item>
        <text:list-item>
          <text:p text:style-name="P120"><text:span text:style-name="T45">Y</text:span>ou stand in front of the stove and attempt to see the future.</text:p>
        </text:list-item>
        <text:list-item>
          <text:p text:style-name="P120"><text:span text:style-name="T45">Y</text:span>ou call the TV channel Arte, Artemis and the channel Salomon, Sailor Moon.</text:p>
        </text:list-item>
        <text:list-item>
          <text:p text:style-name="P120"><text:span text:style-name="T45">Y</text:span>ou and your boyfriend break up because you agree that it has to happen to protect you.</text:p>
        </text:list-item>
        <text:list-item>
          <text:p text:style-name="P120"><text:span text:style-name="T45">Y</text:span>ou think that if you send enough letters to Mattel, they'll replace Barbie with Sailor Moon.</text:p>
        </text:list-item>
        <text:list-item>
          <text:p text:style-name="P120"><text:span text:style-name="T45">Y</text:span>ou're afraid to go to a planetarium because you're afraid of the evil lurking there.</text:p>
        </text:list-item>
        <text:list-item>
          <text:p text:style-name="P120"><text:span text:style-name="T45">Y</text:span>ou've already named the next Sailor Moon series even though it doesn't exist yet.</text:p>
        </text:list-item>
        <text:list-item>
          <text:p text:style-name="P120"><text:span text:style-name="T45">Y</text:span>ou go to the same volleyball club as your 5 year old brother.</text:p>
        </text:list-item>
        <text:list-item>
          <text:p text:style-name="P120"><text:span text:style-name="T45">Y</text:span>ou dress up as Sailor Moon and run around the garden killing "demons" (your younger brother and his friends).</text:p>
        </text:list-item>
        <text:list-item>
          <text:p text:style-name="P120"><text:span text:style-name="T45">Y</text:span>ou suggest to random women in the city that they should wear a Sailor Jupiter costume.</text:p>
        </text:list-item>
        <text:list-item>
          <text:p text:style-name="P120"><text:span text:style-name="T45">Y</text:span>ou think that a male singing trio that you know can turn into girls.</text:p>
        </text:list-item>
        <text:list-item>
          <text:p text:style-name="P120"><text:span text:style-name="T45">Y</text:span>ou abandon your steak dinner when you hear that RTL2 is showing Sailor Moon again (???).</text:p>
        </text:list-item>
      </text:list>
      <text:p text:style-name="P45"/>
      <text:p text:style-name="P67">Translated by Mina_Chan:</text:p>
      <text:p text:style-name="P45"/>
      <text:list xml:id="list130254973356928" text:continue-numbering="true" text:style-name="WW8Num23">
        <text:list-item>
          <text:p text:style-name="P121">You demand that everyone should wear school uniforms at your school</text:p>
        </text:list-item>
        <text:list-item>
          <text:p text:style-name="P121">You start to throw red roses after all phantoms</text:p>
        </text:list-item>
        <text:list-item>
          <text:p text:style-name="P121">Your friends say you are "Sailor Moon fanatic" AND YOU TAKE IT AS AN COMPLIMENT</text:p>
        </text:list-item>
        <text:list-item>
          <text:p text:style-name="P121">You sit before an exam in school and suddenly jump up, hold your pen in the air and scream "Moon Power! Transform me into an omniscient student!"</text:p>
        </text:list-item>
        <text:list-item>
          <text:p text:style-name="P121">You only go out at full moon because during other moon phases you may could be hit by an crescent beam</text:p>
        </text:list-item>
        <text:list-item>
          <text:p text:style-name="P121">You are convienced that Tamagotchi is the newest trick of Jedite to drain energy from humans, ---- or it is Anne and Ail's new guardian, this time electrical, which never refuses an order</text:p>
        </text:list-item>
        <text:list-item>
          <text:p text:style-name="P121">You find yourself in a hospital because you were hit by a lightning</text:p>
        </text:list-item>
        <text:list-item>
          <text:p text:style-name="P121">You say instead of "May the force be with you" you say "May the force of the moon be with you"</text:p>
        </text:list-item>
        <text:list-item>
          <text:p text:style-name="P121">You walk along a pedestrian precinct with a laser pointer sticked at your index finger. When you start running and scream "Crescent Beam, Crescent Beam"</text:p>
        </text:list-item>
        <text:list-item>
          <text:p text:style-name="P121"><text:soft-page-break/>You watch the whole Sailor Moon Classic season during one night</text:p>
        </text:list-item>
        <text:list-item>
          <text:p text:style-name="P121">You found a Zoisite fanclub</text:p>
        </text:list-item>
        <text:list-item>
          <text:p text:style-name="P121">You think "Super Sailor Mercury" is the same as "AMI PRO" (Mina_Chan: AMI PRO, an ancient word processor format/program)</text:p>
        </text:list-item>
        <text:list-item>
          <text:p text:style-name="P121">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30256356868022" text:continue-numbering="true" text:style-name="WW8Num23">
        <text:list-item>
          <text:p text:style-name="P122">You want to play volleyball again, but have no time to do it</text:p>
        </text:list-item>
        <text:list-item>
          <text:p text:style-name="P122">You got everytime when possible to spend blood to get a better person</text:p>
        </text:list-item>
        <text:list-item>
          <text:p text:style-name="P122">You think you have your own TV show</text:p>
        </text:list-item>
        <text:list-item>
          <text:p text:style-name="P122">You go into a game hall to play Sailor V</text:p>
        </text:list-item>
        <text:list-item>
          <text:p text:style-name="P122">You are scared of a japanese police officer because she might want you for the police because you have a second identity</text:p>
        </text:list-item>
        <text:list-item>
          <text:p text:style-name="P122">You go in every karaoke bar to make well your friend in hospital</text:p>
        </text:list-item>
        <text:list-item>
          <text:p text:style-name="P122">You think every guy you meet is the great love of your life</text:p>
        </text:list-item>
        <text:list-item>
          <text:p text:style-name="P122">The police starts to beg you to help them</text:p>
        </text:list-item>
        <text:list-item>
          <text:p text:style-name="P122">You suddenly search for your ribbons from childhood because you think they look way more cute as scrunchies</text:p>
        </text:list-item>
        <text:list-item>
          <text:p text:style-name="P122">You start to talk with your pen</text:p>
        </text:list-item>
        <text:list-item>
          <text:p text:style-name="P122">You let grow your hair till under your butt, color them blonde (if needed), you cut you an bang and only wear red, orange and yellow clothes with a blue pleated skirt</text:p>
        </text:list-item>
        <text:list-item>
          <text:p text:style-name="P122">You think every white cat is Artemis and you run screaming after them</text:p>
        </text:list-item>
        <text:list-item>
          <text:p text:style-name="P122">You are the holy ghost in the sky</text:p>
        </text:list-item>
        <text:list-item>
          <text:p text:style-name="P122">You only drink ACE-juice</text:p>
        </text:list-item>
        <text:list-item>
          <text:p text:style-name="P122">You always wake up too late and have to run for school too feel like Minako and to show your advantage is velocity</text:p>
        </text:list-item>
        <text:list-item>
          <text:p text:style-name="P122">You recognize in every animal an demon - especially in midges</text:p>
        </text:list-item>
        <text:list-item>
          <text:p text:style-name="P122">You buy bleach which is branded ACE and hope somewhen a guy jumps out of the package which is so cute like Ace</text:p>
        </text:list-item>
        <text:list-item>
          <text:p text:style-name="P122">You beg your mom to buy an white cat which you can name then Artemis</text:p>
        </text:list-item>
        <text:list-item>
          <text:p text:style-name="P122">You start to hang big posters of Minako at the walls of your room because you love Minako</text:p>
        </text:list-item>
        <text:list-item>
          <text:p text:style-name="P122">You start to act like a heroine with short skirt and so on only because you hope you meet such an cool guy like Ace then</text:p>
        </text:list-item>
        <text:list-item>
          <text:p text:style-name="P122">You think you can watch Sailor V on TV</text:p>
        </text:list-item>
        <text:list-item>
          <text:p text:style-name="P122">You alone try to defeat demons</text:p>
        </text:list-item>
        <text:list-item>
          <text:p text:style-name="P122">You buy an crescent mirror and lay it every night on the windowsill</text:p>
        </text:list-item>
        <text:list-item>
          <text:p text:style-name="P122">Your cat runs bleeding through your flat because you tried to cut an crescent moon into the forehead fur</text:p>
        </text:list-item>
        <text:list-item>
          <text:p text:style-name="P122">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30255470150877" text:continue-numbering="true" text:style-name="WW8Num23">
        <text:list-item>
          <text:p text:style-name="P123">You buy a turtle, name it Kamekichi, and start talking to it like an idiot...</text:p>
        </text:list-item>
        <text:list-item>
          <text:p text:style-name="P123">You start buying clothes like those worn by your favorite character...</text:p>
        </text:list-item>
        <text:list-item>
          <text:p text:style-name="P123">You've searched all over the internet for jewelry just like Usagi's...</text:p>
        </text:list-item>
        <text:list-item>
          <text:p text:style-name="P123"><text:soft-page-break/>You buy a luna plushie and attach odd eye emotions to it...</text:p>
        </text:list-item>
        <text:list-item>
          <text:p text:style-name="P123">You buy all the japanese magazines that have anything to do with the show and/or its characters...</text:p>
        </text:list-item>
        <text:list-item>
          <text:p text:style-name="P123">You start dreaming about PGSM when you're asleep...</text:p>
        </text:list-item>
        <text:list-item>
          <text:p text:style-name="P123">You're half tempted to legally change your name to that of your favorite character...</text:p>
        </text:list-item>
        <text:list-item>
          <text:p text:style-name="P123">You buy an Artemis plushi and attach even stranger eye emotions to it...</text:p>
        </text:list-item>
        <text:list-item>
          <text:p text:style-name="P123">You make 30+ wallpapers for other PGSM Obsessees :D ...</text:p>
        </text:list-item>
        <text:list-item>
          <text:p text:style-name="P123">You've bought the PGSM calendar and hung it on your wall...</text:p>
        </text:list-item>
        <text:list-item>
          <text:p text:style-name="P123">You have a PGSM 'budget' to buy PGSM stuff with...</text:p>
        </text:list-item>
        <text:list-item>
          <text:p text:style-name="P123">You've bought the PGSM nail polish and wear it frequently...</text:p>
        </text:list-item>
        <text:list-item>
          <text:p text:style-name="P123">You need to buy more PGSM nail polish because the bottles are too small and you've used it all...</text:p>
        </text:list-item>
        <text:list-item>
          <text:p text:style-name="P123">You've bought Usagi's brooch, wear it frequently, and tell everyone at school about it's 'magical' powers...</text:p>
        </text:list-item>
        <text:list-item>
          <text:p text:style-name="P123">You've spent hours taking out the clock on your screenshots -_-() ...</text:p>
        </text:list-item>
        <text:list-item>
          <text:p text:style-name="P123">You've joined every single known PGSM Yahoo Group...</text:p>
        </text:list-item>
        <text:list-item>
          <text:p text:style-name="P123">You start drinking colored drinks cooardinating with your favorite senshi (you know, mercury is always drinking something blue, etc)...</text:p>
        </text:list-item>
        <text:list-item>
          <text:p text:style-name="P123">You contemplate becoming a miko and wearing miko clothing, like Rei...</text:p>
        </text:list-item>
        <text:list-item>
          <text:p text:style-name="P123">You sit in front of a fire and ask about evil spirits and such...</text:p>
        </text:list-item>
        <text:list-item>
          <text:p text:style-name="P123">You go to school throwing evil dispelling charms at your enemies or random people...</text:p>
        </text:list-item>
        <text:list-item>
          <text:p text:style-name="P123">You start calling you arch-nemesis 'Youma!' everytime you spot them across the quad or such...</text:p>
        </text:list-item>
        <text:list-item>
          <text:p text:style-name="P123">You suggest a couple you know (family, friends, etc) that they name their unborn son either Shingo or Mamoru...</text:p>
        </text:list-item>
        <text:list-item>
          <text:p text:style-name="P123">You name your newborn son Mamoru or daughter, Usagi...</text:p>
        </text:list-item>
        <text:list-item>
          <text:p text:style-name="P123">You buy a black cat, attach a crescent to it's head... and attach odd eye emotions to it, while it claws and hisses at you..</text:p>
        </text:list-item>
      </text:list>
      <text:p text:style-name="P56"/>
      <text:p text:style-name="P72">You know you watch too much PGSM when...</text:p>
      <text:p text:style-name="P56"/>
      <text:list xml:id="list130254877360845" text:continue-numbering="true" text:style-name="WW8Num23">
        <text:list-item>
          <text:p text:style-name="P124">You start talking to plushies, hoping they'd talk back.</text:p>
        </text:list-item>
        <text:list-item>
          <text:p text:style-name="P124">Your world ends after you hear that Japandog2 and Saiyaman's encoding devices break down. (Neeko)</text:p>
        </text:list-item>
        <text:list-item>
          <text:p text:style-name="P124">You create a weekly schedule that consists of: Friday: download the raw, Saturday or Sunday: watch it with the synopsis, Thursday: download the sub, repeat. (Neeko)</text:p>
        </text:list-item>
        <text:list-item>
          <text:p text:style-name="P124">No matter how hard you try, your Teletia-S you bought on ebay isn't going to turn you into a hot model. (Neeko)</text:p>
        </text:list-item>
        <text:list-item>
          <text:p text:style-name="P124">You create a website to the show and update it everytime new information is released. (Neeko)</text:p>
        </text:list-item>
        <text:list-item>
          <text:p text:style-name="P124">You have a countdown every week. (Neeko)</text:p>
        </text:list-item>
        <text:list-item>
          <text:p text:style-name="P124">Every one of your posts in the Act ___ Preview threads is, "I can't wait for the next episode!!" (Neeko)</text:p>
        </text:list-item>
        <text:list-item>
          <text:p text:style-name="P124">You take screenshots of the episode and show the people who can't download or wait for the sub to come out. (Neeko)</text:p>
        </text:list-item>
        <text:list-item>
          <text:p text:style-name="P124">You've memorized all of the songs. (Neeko)</text:p>
        </text:list-item>
        <text:list-item>
          <text:p text:style-name="P124">Your body is clad in lamé and charms. (Neeko)</text:p>
        </text:list-item>
        <text:list-item>
          <text:p text:style-name="P124">You realize, going through life is to try get a chance! (Neeko)</text:p>
        </text:list-item>
        <text:list-item>
          <text:p text:style-name="P124">When you listen to the theme song a lot (Kirari Sailor Dream), and even have it stuck in your head. (blackbird)</text:p>
        </text:list-item>
        <text:list-item>
          <text:p text:style-name="P124">Same goes with C'est La Vie (blackbird)</text:p>
        </text:list-item>
        <text:list-item>
          <text:p text:style-name="P124">When you fall in love with Ami-chan, lol. (blackbird)</text:p>
        </text:list-item>
        <text:list-item>
          <text:p text:style-name="P124">Or Rei-chan (Vash)</text:p>
        </text:list-item>
        <text:list-item>
          <text:p text:style-name="P124">When you watch the Raw and Subbed eps, and any music video pertaining to Live Action Sailor Moon. (blackbird)</text:p>
        </text:list-item>
        <text:list-item>
          <text:p text:style-name="P124">When you download too many pictures. (blackbird)</text:p>
        </text:list-item>
        <text:list-item>
          <text:p text:style-name="P124">You wear jupiter's shirt in the opening that says Freaky Babe, and your a guy... (mark91)</text:p>
        </text:list-item>
        <text:list-item>
          <text:p text:style-name="P124">You think cowboy hats are 'in' (sera|girl)</text:p>
        </text:list-item>
        <text:list-item>
          <text:p text:style-name="P124">You actually "wear' those cowboy hats (sera|girl)</text:p>
        </text:list-item>
        <text:list-item>
          <text:p text:style-name="P124"><text:soft-page-break/>You make it your life's mission informing people how c'est la vie sounds like Sailor V (sera|girl)</text:p>
        </text:list-item>
        <text:list-item>
          <text:p text:style-name="P124">You prefer cartwheeling than running (sera|girl)</text:p>
        </text:list-item>
        <text:list-item>
          <text:p text:style-name="P124">You spread you arms behind you while running <text:s/>(sera|girl)</text:p>
        </text:list-item>
        <text:list-item>
          <text:p text:style-name="P124">You think that ballet-fighting is the strongest form of martial arts (sera|girl)</text:p>
        </text:list-item>
        <text:list-item>
          <text:p text:style-name="P124">You started/join a ballet-fighting class (sera|girl)</text:p>
        </text:list-item>
        <text:list-item>
          <text:p text:style-name="P124">You actually win a fight using ballet-fighting (sera|girl)</text:p>
        </text:list-item>
        <text:list-item>
          <text:p text:style-name="P124">You think by moving left and right, you can confuse your enemies (sera|girl)</text:p>
        </text:list-item>
        <text:list-item>
          <text:p text:style-name="P124">You think winking is a deadly weapon (sera|girl)</text:p>
        </text:list-item>
        <text:list-item>
          <text:p text:style-name="P124">Your worst nightmare is if there will be no more sub of the episode (sera|girl)</text:p>
        </text:list-item>
        <text:list-item>
          <text:p text:style-name="P124">You threaten mobile phones companies to make mobile phones just like the ones in the show (sera|girl)</text:p>
        </text:list-item>
        <text:list-item>
          <text:p text:style-name="P124">You hack Hama Chisaki's site (sera|girl)</text:p>
        </text:list-item>
        <text:list-item>
          <text:p text:style-name="P124">You buy the advertised underwear (though you're not a 5 year old 'girl') (sera|girl)</text:p>
        </text:list-item>
        <text:list-item>
          <text:p text:style-name="P124">You spend your time speculating everything about the story (sera|girl)</text:p>
        </text:list-item>
        <text:list-item>
          <text:p text:style-name="P124">You practice the Flower Hurricane move, sacrificing many flower petals. (sera|girl)</text:p>
        </text:list-item>
        <text:list-item>
          <text:p text:style-name="P124">You start reading related fanfiction when an episode is late by just a few days. (Elfir)</text:p>
        </text:list-item>
        <text:list-item>
          <text:p text:style-name="P124">You start writing fanfiction when the episode is even later (Elfir)</text:p>
        </text:list-item>
        <text:list-item>
          <text:p text:style-name="P124">You get your hair cut like Momoru (Elfir)</text:p>
        </text:list-item>
        <text:list-item>
          <text:p text:style-name="P124">You visit every clothing store you can, trying to replicate the outfits the senshi wear. (Elfir)</text:p>
        </text:list-item>
        <text:list-item>
          <text:p text:style-name="P124">You memorize the synopsis or have good control of the Japanese language and dub the voices of the Raw episodes when showing them to your friends. (I do an excellent Luna). (Yoshimoon)</text:p>
        </text:list-item>
        <text:list-item>
          <text:p text:style-name="P12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4">You've listened to C'est la vie for more that twenty minutes on repeat (I need to trim the empty space off the end of the mp3 first, but I plan on doing it!) (Elfir)</text:p>
        </text:list-item>
        <text:list-item>
          <text:p text:style-name="P124">You find as many pictures of the senshi off costume over the Internet and possibly buy Seventeen (and other Japanese teen magazines) in the course of it. (Parvus Imperator)</text:p>
        </text:list-item>
        <text:list-item>
          <text:p text:style-name="P124">Your desktop background is the PGSM cast and have never removed it for months. (Parvus Imperator)</text:p>
        </text:list-item>
        <text:list-item>
          <text:p text:style-name="P124">You have the PGSM cast on the cover of your school binders (*I'm in college, so having Sailor Moon paraphrenalia on you seems a bit sketchy to other people, but since it's Fordham, people there don't mind, I guess ^_^) (Parvus Imperator)</text:p>
        </text:list-item>
        <text:list-item>
          <text:p text:style-name="P124">You fall in love with one of the most dreamy characters in the history of Sailor Moon: Kitagawa Keiko-chan... (Parvus Imperator)</text:p>
        </text:list-item>
        <text:list-item>
          <text:p text:style-name="P124">You know you have watch too much PGSM when... you make photoshop renditions with potential PGSM actresses with the correct senshi hair... like oh, say Chibi Moon (Jendra)</text:p>
        </text:list-item>
        <text:list-item>
          <text:p text:style-name="P124">You know you watch too much PGSM when you want sailor emoticons (Jendra)</text:p>
        </text:list-item>
        <text:list-item>
          <text:p text:style-name="P124">You been trying to grow out your usually short hair for months now and on a sudden whim, chop off the most straight across bangs ever... and are now stuck with them... thanks Keiko! (uncchristine99)</text:p>
        </text:list-item>
        <text:list-item>
          <text:p text:style-name="P124">When you read the girls' diary entries, you start wondering on what the guys on PGSM are doing in their daily lives. (sakura121)</text:p>
        </text:list-item>
        <text:list-item>
          <text:p text:style-name="P124">You watch a movie with a PGSM cast member in it. (sakura121)</text:p>
        </text:list-item>
        <text:list-item>
          <text:p text:style-name="P124">And you liked said movie. (sakura121)</text:p>
        </text:list-item>
        <text:list-item>
          <text:p text:style-name="P124">And that movie was Miyuu's "Me" and "You". (sakura121)</text:p>
        </text:list-item>
        <text:list-item>
          <text:p text:style-name="P124">You try to find out where you can get a katana just like Kunzite's. (sakura121)</text:p>
        </text:list-item>
        <text:list-item>
          <text:p text:style-name="P124">You start having PGSM-related dreams. (sakura121)</text:p>
        </text:list-item>
        <text:list-item>
          <text:p text:style-name="P124">You start liking PGSM better than the anime. (sakura121)</text:p>
        </text:list-item>
        <text:list-item>
          <text:p text:style-name="P124">You find a turtle somewhere and automatically assume that it's Motoki's lost turtle, Kamekichi. (sakura121)</text:p>
        </text:list-item>
        <text:list-item>
          <text:p text:style-name="P124">You write up future episode scripts. (Usagi and Mamoru)</text:p>
        </text:list-item>
        <text:list-item>
          <text:p text:style-name="P124">Whenever you hear songs you think of PGSM moments they relate to. (Usagi and Mamoru)</text:p>
        </text:list-item>
        <text:list-item>
          <text:p text:style-name="P124">You hum the theme song during class. (Usagi and Mamoru)</text:p>
        </text:list-item>
        <text:list-item>
          <text:p text:style-name="P124">At school/work, when you're using the computer, you write out the lyrics to Usagi's song, Over the Rainbow Tour in bothm Japanese and English. (Usagi and Mamoru)</text:p>
        </text:list-item>
        <text:list-item>
          <text:p text:style-name="P124"><text:soft-page-break/>You memorize the Bandai discalimer and yell out "BANDAI!" at random moments. (Usagi and Mamoru)</text:p>
        </text:list-item>
        <text:list-item>
          <text:p text:style-name="P125">Sometimes you yell out bondage instead of bandai. <text:span text:style-name="T47">(Usagi and Mamoru)</text:span></text:p>
        </text:list-item>
        <text:list-item>
          <text:p text:style-name="P124">When your friends ask you "What's wrong?" and you reply, "Just six more months..." (ChildOfXX)</text:p>
        </text:list-item>
        <text:list-item>
          <text:p text:style-name="P124">You start writing "Penty's", "Daisy Lovers" and "Mezzo Piano" all over your clothes and belongings. (ChildOfXX)</text:p>
        </text:list-item>
        <text:list-item>
          <text:p text:style-name="P124">You start correcting your teacher in French that "C'est la vie" does in actuallity refer to Sailor V. (ChildOfXX)</text:p>
        </text:list-item>
        <text:list-item>
          <text:p text:style-name="P124">You've memorized all the hand motions for the senshi when they transform. (ChildOfXX</text:p>
        </text:list-item>
        <text:list-item>
          <text:p text:style-name="P124">You kiss your fists before making any swift movement with your hands, such as raising to ask a question , shaking hands, or throwing a punch. (ChildOfXX)</text:p>
        </text:list-item>
        <text:list-item>
          <text:p text:style-name="P124">You start plotting how to become a real life phantom of justice; uniform, targets, wig, fighting style and all. (ChildOfXX)</text:p>
        </text:list-item>
        <text:list-item>
          <text:p text:style-name="P124">When you start running around like Sailor V with your arms at your side. (kurisu)</text:p>
        </text:list-item>
        <text:list-item>
          <text:p text:style-name="P124">When you start doing Venus' hand motions. (kurisu)</text:p>
        </text:list-item>
        <text:list-item>
          <text:p text:style-name="P124">When you have debates about wether the senshi especially Venus is doing the hand gestures correctly.</text:p>
          <text:p text:style-name="P124"/>
          <text:p text:style-name="P124">(I've done this many times. I was at my friends house and we were eating lunch, I suddenly got up and did the hand motions venus does before her henshin.</text:p>
          <text:p text:style-name="P124"/>
          <text:p text:style-name="P12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4"/>
          <text:p text:style-name="P124">I had a debate that Venus on PGSM is doing the "rock on" or "the devil" hand sign and she should be doing the "i love you" hand sign...) (kurisu)</text:p>
        </text:list-item>
      </text:list>
      <text:p text:style-name="P57"/>
      <text:p text:style-name="P57"/>
      <text:p text:style-name="P57"/>
      <text:list xml:id="list130255252628675" text:continue-numbering="true" text:style-name="WW8Num23">
        <text:list-header>
          <text:p text:style-name="P124"/>
        </text:list-header>
        <text:list-item>
          <text:p text:style-name="P124">When you start signing -$B!V8*1[$7$K6b@1!W- and then your bf starts singing with you thinking its a different japanese song sung by Hirai Ken or Chemistry.</text:p>
          <text:p text:style-name="P124"/>
          <text:p text:style-name="P124">(I started signing "asa no hodo wo itsumade mo te wo tsunaidayone, wasurenai ikara ne, itsukara dakishimetene, sutto sutto sukidakara...") then he would start signing some random japanese song thinking it was that song..) (kurisu)</text:p>
          <text:p text:style-name="P124"/>
        </text:list-item>
        <text:list-item>
          <text:p text:style-name="P124">You tell your bf to buy you an Artemis plushie. (kurisu)</text:p>
        </text:list-item>
        <text:list-item>
          <text:p text:style-name="P124">When you get cranky and bitter when an episode comes out late. (Sakuya)</text:p>
        </text:list-item>
        <text:list-item>
          <text:p text:style-name="P124">When you can memorize each of the senshi's introduction phrases. (Sakuya)</text:p>
        </text:list-item>
        <text:list-item>
          <text:p text:style-name="P124">When you can perform each of the senshi's poses any time. (Sakuya)</text:p>
        </text:list-item>
        <text:list-item>
          <text:p text:style-name="P124">When you sing along to C'est la Vie and Kirari*Sailor Dream. (Sakuya)</text:p>
        </text:list-item>
        <text:list-item>
          <text:p text:style-name="P124">When you look up PGSM images and info on the net. (Sakuya)</text:p>
        </text:list-item>
        <text:list-item>
          <text:p text:style-name="P124">When you watch at least one episode of PGSM every single day. (Sakuya)</text:p>
        </text:list-item>
        <text:list-item>
          <text:p text:style-name="P124">When you buy a PGSM Luna/Artemis plushie and connects wires to it so you can make it move. (Sakuya)</text:p>
        </text:list-item>
        <text:list-item>
          <text:p text:style-name="P124">When you draw PGSM in class. (Sakuya)</text:p>
        </text:list-item>
        <text:list-item>
          <text:p text:style-name="P124">When you do your hair like Usagi's. (Sakuya)</text:p>
        </text:list-item>
        <text:list-item>
          <text:p text:style-name="P124">When you post pictures of a PGSM actress/actor all over your room. (Sakuya)</text:p>
        </text:list-item>
        <text:list-item>
          <text:p text:style-name="P124">When you fall in love with Ayaka Komatsu/Minako Aino/Sailorvenus and even think of possibly marrying her. (Prince Endymion)</text:p>
        </text:list-item>
        <text:list-item>
          <text:p text:style-name="P124">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4">When you make the henshin hand movements at random times or by yourself. (Prince Endymion)</text:p>
        </text:list-item>
        <text:list-item>
          <text:p text:style-name="P124">When you make a project of the show and so for class you show the opening and then show a HUGE poster with tons of pictures of the characters, and getting 100%. (Prince Endymion)</text:p>
        </text:list-item>
        <text:list-item>
          <text:p text:style-name="P124">When you cut your hair like Mamoru. (Prince Endymion)</text:p>
        </text:list-item>
        <text:list-item>
          <text:p text:style-name="P124">When you start wearing your blazers and leather jackets more often and also to school. (Prince Endymion)</text:p>
        </text:list-item>
        <text:list-item>
          <text:p text:style-name="P124">When you dress like Mamoru (I already dressed like him, so doesn't count) (Prince Endymion)</text:p>
        </text:list-item>
        <text:list-item>
          <text:p text:style-name="P124">When you try to dress and look even more like Mamoru. (Prince Endymion)</text:p>
        </text:list-item>
        <text:list-item>
          <text:p text:style-name="P124">When you feel good about looking like Mamoru. (Prince Endymion)</text:p>
        </text:list-item>
        <text:list-item>
          <text:p text:style-name="P124">When you tell about PGSM to a girl in your Japanese class when she said she'd have to watch anime to help her with Japanese (and so agree on burning the Acts for her). (Prince Endymion)</text:p>
        </text:list-item>
        <text:list-item>
          <text:p text:style-name="P124">When you save Christmas money to buy the Luna and Artemis plushies and the dolls of the 5 senshi. (Prince Endymion)</text:p>
        </text:list-item>
        <text:list-item>
          <text:p text:style-name="P124">When you can't wait to get the DJ Moon soundtrack, and want all other CDs. <text:s/>(Prince Endymion)</text:p>
        </text:list-item>
        <text:list-item>
          <text:p text:style-name="P124">You start a thread on a PGSM forum entitled "YOU KNOW YOU WATCH TOO MUCH PGSM WHEN..." (QueenNepy) </text:p>
        </text:list-item>
        <text:list-item>
          <text:p text:style-name="P12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4">You kiss your pictures of Mamoru/Shibue Jyoji before you go to bed... Uh, not that I do that or anything. (marspeach)</text:p>
        </text:list-item>
        <text:list-item>
          <text:p text:style-name="P124">You sing the PGSM songs with senshi hand movements and give the senshi's speeches in between songs. (marspeach)</text:p>
        </text:list-item>
        <text:list-item>
          <text:p text:style-name="P124">You demand a cell phone from every cat plushie you see. (takaj)</text:p>
        </text:list-item>
        <text:list-item>
          <text:p text:style-name="P124">You and your roommate run up and down the aisles of the grocery store with Sailor V-airplane arms. (takaj)</text:p>
        </text:list-item>
        <text:list-item>
          <text:p text:style-name="P124">You spent a good portion of your day perfecting your "Tsukini kawatte...' (takaj)</text:p>
        </text:list-item>
        <text:list-item>
          <text:p text:style-name="P124">You spend the rest of your day trying to get your hair into Miyuu-odangos. (takaj)</text:p>
        </text:list-item>
        <text:list-item>
          <text:p text:style-name="P124">You never liked the anime or the manga, but this live action series has got you hooked... (neko)</text:p>
        </text:list-item>
        <text:list-item>
          <text:p text:style-name="P124">You convince yourself that watching PGSM episodes is excellent practice for your Japanese... (neko)</text:p>
        </text:list-item>
        <text:list-item>
          <text:p text:style-name="P124">You mimick the voices, accents, intonations of the senshi with the belief that it will make your Japanese sound more fluent... (neko)</text:p>
        </text:list-item>
        <text:list-item>
          <text:p text:style-name="P124">You mimick their actions/facial expressions/etc as well... (neko)</text:p>
        </text:list-item>
        <text:list-item>
          <text:p text:style-name="P124">When you listen to songs, you wonder if they'll make good background music for a PGSM music vids... (neko)</text:p>
        </text:list-item>
        <text:list-item>
          <text:p text:style-name="P124">You create pictures like this... (it was supposedly a picture of neko, the nature of the picture is unknown as it is a dead link) yes, that is me in the picture... (neko)</text:p>
        </text:list-item>
        <text:list-item>
          <text:p text:style-name="P124">Your computer starts up to Kirari Sailor Dream... the perfect wake-up call! I have it on full blast! (uncchristine99)</text:p>
        </text:list-item>
        <text:list-item>
          <text:p text:style-name="P124">Your alarm clock wakes you up with C'est La Vie every morning like the first episode of PGSM where Usagi gets up. (Marvel Boy)</text:p>
        </text:list-item>
        <text:list-item>
          <text:p text:style-name="P124">You have decided that Japan is not a good place to visit, too many youma! (Kyaa the Catlord)</text:p>
        </text:list-item>
        <text:list-item>
          <text:p text:style-name="P124">You think of your life as PGSM episodes and take random moments from your life and use them as previews. (Usagi and Mamoru)</text:p>
        </text:list-item>
        <text:list-item>
          <text:p text:style-name="P124">You make henshin hand movements just to change into a different set of clothes. (Capeboy R)</text:p>
        </text:list-item>
        <text:list-item>
          <text:p text:style-name="P124">You take piano lessons cause you think it will lead you straight to Sailor V. (Capeboy R)</text:p>
        </text:list-item>
        <text:list-item>
          <text:p text:style-name="P124">You start knitting a muffler for your favorite PGSM actor/actress. (Capeboy R)</text:p>
        </text:list-item>
        <text:list-item>
          <text:p text:style-name="P124">You get bangs. (I got bangs yesterday...&gt;.&lt;) (Nae)</text:p>
        </text:list-item>
        <text:list-item>
          <text:p text:style-name="P124">Try to dress as a senshi (Working on that...) (aisasami)</text:p>
        </text:list-item>
        <text:list-item>
          <text:p text:style-name="P124">On the boards while at school and suppose be not on them......... (aisasami)</text:p>
        </text:list-item>
        <text:list-item>
          <text:p text:style-name="P124">Gaze at the moon and starts to watch the opening scene in your head. (shinjibra)</text:p>
        </text:list-item>
        <text:list-item>
          <text:p text:style-name="P124">Gaze at the moon and imagine how's the people out there are going. (shinjibra)</text:p>
        </text:list-item>
        <text:list-item>
          <text:p text:style-name="P124">Vote on DiskMTV for C'est la vie, by Minako... (shinjibra)</text:p>
        </text:list-item>
        <text:list-item>
          <text:p text:style-name="P124"><text:soft-page-break/>Ends all the english words with "o" (like Nephrito, Jedeito...) (shinjibra)</text:p>
        </text:list-item>
        <text:list-item>
          <text:p text:style-name="P124">No longer see the diference between a real cat and a stuffed one... (shinjibra)</text:p>
        </text:list-item>
        <text:list-item>
          <text:p text:style-name="P124">See if your birthday matches with one of the girls. (shinjibra)</text:p>
        </text:list-item>
        <text:list-item>
          <text:p text:style-name="P124">Visit TV-Nihon every hour after the RAW is out.. (shinjibra)</text:p>
        </text:list-item>
        <text:list-item>
          <text:p text:style-name="P124">Thinks the Sailor Moon battles scenes against the youmas are exciting and well directed (if you fits on it you should visit a doctor)... (shinjibra)</text:p>
        </text:list-item>
        <text:list-item>
          <text:p text:style-name="P124">The last one....when you consider Mamoru a handsome guy!!!! (shinjibra)</text:p>
        </text:list-item>
        <text:list-item>
          <text:p text:style-name="P124">You find that you're perfectly compatible with a senshi (in my case, it's two!) through your birthday and the horoscopes. (Parvus Imperator)</text:p>
        </text:list-item>
        <text:list-item>
          <text:p text:style-name="P12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4">That you convert your sister/brother who was never into sailor moon with it. (solarsun)</text:p>
        </text:list-item>
        <text:list-item>
          <text:p text:style-name="P124">You scare your brothers friends out of your room with it (solarsun)</text:p>
        </text:list-item>
        <text:list-item>
          <text:p text:style-name="P124">You where into karoeke but when they had Rei hate it you started hating it (solarsun)</text:p>
        </text:list-item>
        <text:list-item>
          <text:p text:style-name="P124">You have someone throw random cat plushies at your head hoping their start to talk and move (solarsun)</text:p>
        </text:list-item>
        <text:list-item>
          <text:p text:style-name="P124">You where a school uniform to school when it is not needed (solarsun)</text:p>
        </text:list-item>
        <text:list-item>
          <text:p text:style-name="P124">You write in for those sailor moon contests they hold at the end of each episode, and you've won (solarsun)</text:p>
        </text:list-item>
        <text:list-item>
          <text:p text:style-name="P124">Go to japan and break into the filming of an episode to get on or in an episode (solarsun)</text:p>
        </text:list-item>
        <text:list-item>
          <text:p text:style-name="P124">You break out laughing when they try and say sailor venus cuz it doesn't sound like venus... &gt; &lt; (solarsun)</text:p>
        </text:list-item>
        <text:list-item>
          <text:p text:style-name="P124">You've got 8 GB on your computer devoted to pgsm (solarsun)</text:p>
        </text:list-item>
        <text:list-item>
          <text:p text:style-name="P124">You've also got 10 cds burnt with the episodes on it locked away for no one to see (solarsun)</text:p>
        </text:list-item>
        <text:list-item>
          <text:p text:style-name="P124">You wish you weren't a 20 year old anymore so you could understand where the senshi where coming from (solarsun)</text:p>
        </text:list-item>
        <text:list-item>
          <text:p text:style-name="P124">Dress as dark mercury for a cosplay contest (solarsun)</text:p>
        </text:list-item>
        <text:list-item>
          <text:p text:style-name="P12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4">When you play "Sakura Fubuki" more than three times a day, cherishing the voice of your "soon-to-be" loved one. I add the latter fact at no extra charge. (Parvus Imperator)</text:p>
        </text:list-item>
        <text:list-item>
          <text:p text:style-name="P124">When you go out and buy an external hard drive(120GB), since your laptop is almost full and you can't bare to seperate the episodes by DVD. They all have to be together! (Hayabusa)</text:p>
        </text:list-item>
        <text:list-item>
          <text:p text:style-name="P124">You watch it during class *if you have a labtop* (solarsun)</text:p>
        </text:list-item>
        <text:list-item>
          <text:p text:style-name="P124">You wonder what other series would be good turned into live action (can we say trigun live action anyone? :wink: ) (solarsun)</text:p>
        </text:list-item>
        <text:list-item>
          <text:p text:style-name="P124">You don't hate power rangers anymore...AND actully its become your second most favorite show (pr) because it reminds you so much of your first favoirte show... (solarsun)</text:p>
        </text:list-item>
        <text:list-item>
          <text:p text:style-name="P124">You're in a lecture about bipolar junction transistors and you daze out thinking of the last PGSM episode. Then, in a moment of silence you blurt out "Shine Aqua Illusion", then sink in your seat out of embarrassment. (Hades Impact)</text:p>
        </text:list-item>
        <text:list-item>
          <text:p text:style-name="P124">You hear someone play the song Zoicite played on the piano all the time during a fan dance rehearsal, and you start shrieking and screaming, "OMG, I LOVE THAT SONGGGGGGGG!!" simply because it reminds you of PGSM. (Nae)</text:p>
        </text:list-item>
        <text:list-item>
          <text:p text:style-name="P124">Make weekly banners and avatars corresponding with the new episode. (Neeko) </text:p>
        </text:list-item>
        <text:list-item>
          <text:p text:style-name="P124">Make a vow to yourself to marry Shibue Jyoji. (Neeko)</text:p>
        </text:list-item>
        <text:list-item>
          <text:p text:style-name="P124">Buying a new cd player for the car, so you can play all the Sailor moon mp3s since they wont fit on one regular cd (Hayabusa)</text:p>
        </text:list-item>
        <text:list-item>
          <text:p text:style-name="P124">You randomly start doing the senshi hension arm movements at least twice a day to your bewildered sister who ends up calling you obbbessed... (SecretWorld)</text:p>
        </text:list-item>
        <text:list-item>
          <text:p text:style-name="P124">You have a daily ritual of watching clips of all the girls transforming and some of your most favourite moments (Moon turning into a Yoma!) every morning on the computer before you start work... (SecretWorld)</text:p>
        </text:list-item>
        <text:list-item>
          <text:p text:style-name="P124"><text:soft-page-break/>You discover you've listened to Kiari Sailor Dream 107 times and C'la vie 58 times in the past couples of months... (SecretWorld)</text:p>
        </text:list-item>
        <text:list-item>
          <text:p text:style-name="P124">You start to have dreams of Kunzite wrapping you in his cape and swifting you off your feet (SecretWorld)</text:p>
        </text:list-item>
        <text:list-item>
          <text:p text:style-name="P124">You have weird dreams about going to the mall of america and buying imported sm cards for 30 dollars *yes this is actully a dream I had this past week* (solarsun)</text:p>
        </text:list-item>
        <text:list-item>
          <text:p text:style-name="P126">You tell people the entire plot of the series over AIM while you are watching the latest episode in an attempt to get them hooked as well. (Elasaid Aiden)<text:line-break/></text:p>
          <text:p text:style-name="P129"><text:a xlink:type="simple" xlink:href="https://www.buzzfeed.com/tonyapenn/10-signs-you-are-obsessed-with-sailor-moon-ikbp" text:style-name="Internet_20_link" text:visited-style-name="Visited_20_Internet_20_Link">https://www.buzzfeed.com/tonyapenn/10-signs-you-are-obsessed-with-sailor-moon-ikbp</text:a></text:p>
          <text:p text:style-name="P128"/>
          <text:p text:style-name="P128"><text:span text:style-name="T8">10 Signs You Are Obsessed With "Sailor Moon" (Buzzfeed, May 27, 2014)</text:span><text:line-break/></text:p>
        </text:list-item>
        <text:list-item>
          <text:p text:style-name="P124">#1: You fangirl over ANYTHING Sailor Moon related.</text:p>
        </text:list-item>
        <text:list-item>
          <text:p text:style-name="P124">#2: You have a favorite Sailor Moon movie that you watch over and over.</text:p>
        </text:list-item>
        <text:list-item>
          <text:p text:style-name="P124">#3: You own at least one of the English or Japanese soundtracks.</text:p>
        </text:list-item>
        <text:list-item>
          <text:p text:style-name="P124">#4: You like watching Sailor Moon YouTube fan covers like this one. ["Moonlight Densetsu - Sailor Moon OP [piano]" by Animenz Piano Sheets]</text:p>
        </text:list-item>
        <text:list-item>
          <text:p text:style-name="P124">#5: You think that the Outer Senshi theme is the best transformation/attack theme ever.</text:p>
        </text:list-item>
        <text:list-item>
          <text:p text:style-name="P124">#6: You think that Haruka and Michiru are one of the best anime lesbian couples ever.</text:p>
        </text:list-item>
        <text:list-item>
          <text:p text:style-name="P124">#7: You heart the beauty of the Sailor Moon manga artwork.</text:p>
        </text:list-item>
        <text:list-item>
          <text:p text:style-name="P124">#8: You've read lots of action-packed Sailor Moon fan fiction.</text:p>
        </text:list-item>
        <text:list-item>
          <text:p text:style-name="P124">#9: You reminiscence about the days you rushed home from school to watch the show.</text:p>
        </text:list-item>
        <text:list-item>
          <text:p text:style-name="P124">#10: You are super excited for the Sailor Moon remake coming this July! [note: this refers to Sailor Moon Crystal]</text:p>
        </text:list-item>
        <text:list-item>
          <text:p text:style-name="P124">#11: You internally rage because they didn't call it YKYWTMSMW. (a reaction by NeoGAF.com user Cheerilee)</text:p>
        </text:list-item>
      </text:list>
      <text:p text:style-name="P57"/>
      <text:p text:style-name="P127"><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30255289721090" text:continue-numbering="true" text:style-name="WW8Num23">
        <text:list-item>
          <text:p text:style-name="P124">you have been issued a restraining order to stay away from all the Serena's in the U.S.</text:p>
        </text:list-item>
        <text:list-item>
          <text:p text:style-name="P124">you have a cat and waste countless hours trying to glue a yellow crescent moon (made out of construction paper) on it's fore head </text:p>
        </text:list-item>
        <text:list-item>
          <text:p text:style-name="P124">you think it's unusual that your grandpa is more than 4 feet tall</text:p>
        </text:list-item>
        <text:list-item>
          <text:p text:style-name="P124">when the teacher asks you where your home work is because it's late you tell him/her that the negavers took it</text:p>
        </text:list-item>
        <text:list-item>
          <text:p text:style-name="P124">you find a hurt kitty and hope that she gives you special powers and are way disappointed when she doesn't</text:p>
        </text:list-item>
        <text:list-item>
          <text:p text:style-name="P124">yu blame your trouble concentrating in school on a mysterious guy named mercurious</text:p>
        </text:list-item>
        <text:list-item>
          <text:p text:style-name="P124">every guy you see in a tuxedo you assume is your long lost lover</text:p>
        </text:list-item>
        <text:list-item>
          <text:p text:style-name="P124">you think it's perfectly normal for a person to have blue hare</text:p>
        </text:list-item>
        <text:list-item>
          <text:p text:style-name="P124">you chase your brother around the house with the feather duster shouting moon princess escalation</text:p>
        </text:list-item>
        <text:list-item>
          <text:p text:style-name="P124">you start to sweat in one big drop</text:p>
        </text:list-item>
        <text:list-item>
          <text:p text:style-name="P124">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30254998827934"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30254807429091"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30255841639677"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30255715773470"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30255652245392"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3"><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2"><text:line-break/><text:span text:style-name="T8">From various threads on GaiaOnline.com's "Sailormoon Everlasting" guild</text:span></text:p>
      <text:p text:style-name="P112"><text:span text:style-name="T8"/></text:p>
      <text:p text:style-name="P113"><text:span text:style-name="T29">YKYWTMSMW...</text:span><text:line-break/></text:p>
      <text:list xml:id="list130254920685461"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30255667140636"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0"/>
          <text:p text:style-name="P110">1. Whack them with your handy hariisen and shout the correct Japanese name at</text:p>
          <text:p text:style-name="P110">them, simultaneously cursing them for their idiocy.</text:p>
          <text:p text:style-name="P108">2. Stare at them sadly, break into tears, and moan about how your ears are<text:line-break/>bleeding.</text:p>
          <text:p text:style-name="P108"/>
          <text:p text:style-name="P108">(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text:soft-page-break/>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p>
          <text:p text:style-name="P108">(Zan Alexander)</text:p>
        </text:list-item>
        <text:list-item>
          <text:p text:style-name="P108"/>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3:02:53.643464481</dc:date>
    <meta:editing-cycles>148</meta:editing-cycles>
    <meta:editing-duration>PT9H4M39S</meta:editing-duration>
    <meta:generator>LibreOffice/6.4.3.2$Linux_X86_64 LibreOffice_project/40$Build-2</meta:generator>
    <meta:document-statistic meta:table-count="0" meta:image-count="0" meta:object-count="0" meta:page-count="198" meta:paragraph-count="6995" meta:word-count="133648" meta:character-count="745351" meta:non-whitespace-character-count="622073"/>
  </office:meta>
</office:document-meta>
</file>